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28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74cm"/>
    </style:style>
    <style:style style:name="co4" style:family="table-column">
      <style:table-column-properties fo:break-before="auto" style:column-width="2.928cm"/>
    </style:style>
    <style:style style:name="co5" style:family="table-column">
      <style:table-column-properties fo:break-before="auto" style:column-width="4.323cm"/>
    </style:style>
    <style:style style:name="co6" style:family="table-column">
      <style:table-column-properties fo:break-before="auto" style:column-width="1.208cm"/>
    </style:style>
    <style:style style:name="co7" style:family="table-column">
      <style:table-column-properties fo:break-before="auto" style:column-width="2.962cm"/>
    </style:style>
    <style:style style:name="co8" style:family="table-column">
      <style:table-column-properties fo:break-before="auto" style:column-width="1.753cm"/>
    </style:style>
    <style:style style:name="co9" style:family="table-column">
      <style:table-column-properties fo:break-before="auto" style:column-width="2.79cm"/>
    </style:style>
    <style:style style:name="co10" style:family="table-column">
      <style:table-column-properties fo:break-before="auto" style:column-width="1.106cm"/>
    </style:style>
    <style:style style:name="co11" style:family="table-column">
      <style:table-column-properties fo:break-before="auto" style:column-width="0.919cm"/>
    </style:style>
    <style:style style:name="co12" style:family="table-column">
      <style:table-column-properties fo:break-before="auto" style:column-width="1.173cm"/>
    </style:style>
    <style:style style:name="co13" style:family="table-column">
      <style:table-column-properties fo:break-before="auto" style:column-width="1.03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44cm" fo:break-before="auto" style:use-optimal-row-height="fals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vertical-align="middl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cccccc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5min-nrpa-grupo1-dec" table:style-name="ta1">
        <table:table-column table:style-name="co1" table:default-cell-style-name="Default"/>
        <table:table-column table:style-name="co2" table:number-columns-repeated="5" table:default-cell-style-name="ce2"/>
        <table:table-column table:style-name="co3" table:default-cell-style-name="ce2"/>
        <table:table-column table:style-name="co2" table:default-cell-style-name="ce2"/>
        <table:table-row table:style-name="ro1">
          <table:table-cell office:value-type="string" calcext:value-type="string">
            <text:p>NRPA – sem ordenação DSTUR – 15 minutos de execução – melhores execuções por instânci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úmero cromático +1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>
            <text:p>Nome da Instância</text:p>
          </table:table-cell>
          <table:table-cell table:style-name="ce3" office:value-type="string" calcext:value-type="string">
            <text:p>Número de cores usada na execução</text:p>
          </table:table-cell>
          <table:table-cell table:style-name="ce3" office:value-type="string" calcext:value-type="string">
            <text:p>Número de vértices</text:p>
          </table:table-cell>
          <table:table-cell table:style-name="ce3" office:value-type="string" calcext:value-type="string">
            <text:p>Número de arestas</text:p>
          </table:table-cell>
          <table:table-cell table:style-name="ce3" office:value-type="string" calcext:value-type="string">
            <text:p>Conflitos na melhor solução</text:p>
          </table:table-cell>
          <table:table-cell table:style-name="ce3" office:value-type="string" calcext:value-type="string">
            <text:p>Resolvido?</text:p>
          </table:table-cell>
          <table:table-cell table:style-name="ce3" office:value-type="string" calcext:value-type="string">
            <text:p>Terminou por limite de tempo</text:p>
          </table:table-cell>
          <table:table-cell table:style-name="ce3" office:value-type="string" calcext:value-type="string">
            <text:p>Tempo de execução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593" calcext:value-type="float">
            <text:p>5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<text:s/>yes</text:p>
          </table:table-cell>
          <table:table-cell table:style-name="Default" office:value-type="string" calcext:value-type="string">
            <text:p><text:s text:c="3"/>.</text:p>
          </table:table-cell>
          <table:table-cell table:style-name="Default" office:value-type="string" calcext:value-type="string">
            <text:p><text:s text:c="3"/>0.00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212" calcext:value-type="float">
            <text:p>212</text:p>
          </table:table-cell>
          <table:table-cell table:style-name="Default" office:value-type="float" office:value="1621" calcext:value-type="float">
            <text:p>162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<text:s/>yes</text:p>
          </table:table-cell>
          <table:table-cell table:style-name="Default" office:value-type="string" calcext:value-type="string">
            <text:p><text:s text:c="3"/>.</text:p>
          </table:table-cell>
          <table:table-cell table:style-name="Default" office:value-type="string" calcext:value-type="string">
            <text:p><text:s text:c="3"/>0.01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346" calcext:value-type="float">
            <text:p>3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<text:s/>yes</text:p>
          </table:table-cell>
          <table:table-cell table:style-name="Default" office:value-type="string" calcext:value-type="string">
            <text:p><text:s text:c="3"/>.</text:p>
          </table:table-cell>
          <table:table-cell table:style-name="Default" office:value-type="string" calcext:value-type="string">
            <text:p><text:s text:c="3"/>0.00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541" calcext:value-type="float">
            <text:p>5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<text:s/>yes</text:p>
          </table:table-cell>
          <table:table-cell table:style-name="Default" office:value-type="string" calcext:value-type="string">
            <text:p><text:s text:c="3"/>.</text:p>
          </table:table-cell>
          <table:table-cell table:style-name="Default" office:value-type="string" calcext:value-type="string">
            <text:p><text:s text:c="3"/>0.00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<text:s/>yes</text:p>
          </table:table-cell>
          <table:table-cell table:style-name="Default" office:value-type="string" calcext:value-type="string">
            <text:p><text:s text:c="3"/>.</text:p>
          </table:table-cell>
          <table:table-cell table:style-name="Default" office:value-type="string" calcext:value-type="string">
            <text:p><text:s text:c="3"/>0.00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792" calcext:value-type="float">
            <text:p>7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<text:s/>yes</text:p>
          </table:table-cell>
          <table:table-cell table:style-name="Default" office:value-type="string" calcext:value-type="string">
            <text:p><text:s text:c="3"/>.</text:p>
          </table:table-cell>
          <table:table-cell table:style-name="Default" office:value-type="string" calcext:value-type="string">
            <text:p><text:s text:c="3"/>0.00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216" calcext:value-type="float">
            <text:p>1216</text:p>
          </table:table-cell>
          <table:table-cell table:style-name="Default" office:value-type="float" office:value="7844" calcext:value-type="float">
            <text:p>7844</text:p>
          </table:table-cell>
          <table:table-cell table:style-name="Default" office:value-type="float" office:value="-37" calcext:value-type="float">
            <text:p>-37</text:p>
          </table:table-cell>
          <table:table-cell table:style-name="Default" office:value-type="string" calcext:value-type="string">
            <text:p><text:s/>no</text:p>
          </table:table-cell>
          <table:table-cell table:style-name="Default" office:value-type="string" calcext:value-type="string">
            <text:p><text:s text:c="3"/>limite_de_tempo</text:p>
          </table:table-cell>
          <table:table-cell table:style-name="Default" office:value-type="string" calcext:value-type="string">
            <text:p><text:s text:c="2"/>900.01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916" calcext:value-type="float">
            <text:p>1916</text:p>
          </table:table-cell>
          <table:table-cell table:style-name="Default" office:value-type="float" office:value="12506" calcext:value-type="float">
            <text:p>12506</text:p>
          </table:table-cell>
          <table:table-cell table:style-name="Default" office:value-type="float" office:value="-104" calcext:value-type="float">
            <text:p>-104</text:p>
          </table:table-cell>
          <table:table-cell table:style-name="Default" office:value-type="string" calcext:value-type="string">
            <text:p><text:s/>no</text:p>
          </table:table-cell>
          <table:table-cell table:style-name="Default" office:value-type="string" calcext:value-type="string">
            <text:p><text:s text:c="3"/>limite_de_tempo</text:p>
          </table:table-cell>
          <table:table-cell table:style-name="Default" office:value-type="string" calcext:value-type="string">
            <text:p><text:s text:c="2"/>900.01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450" calcext:value-type="float">
            <text:p>450</text:p>
          </table:table-cell>
          <table:table-cell table:style-name="Default" office:value-type="float" office:value="8168" calcext:value-type="float">
            <text:p>8168</text:p>
          </table:table-cell>
          <table:table-cell table:style-name="Default" office:value-type="float" office:value="-14" calcext:value-type="float">
            <text:p>-14</text:p>
          </table:table-cell>
          <table:table-cell table:style-name="Default" office:value-type="string" calcext:value-type="string">
            <text:p><text:s/>no</text:p>
          </table:table-cell>
          <table:table-cell table:style-name="Default" office:value-type="string" calcext:value-type="string">
            <text:p><text:s text:c="3"/>limite_de_tempo</text:p>
          </table:table-cell>
          <table:table-cell table:style-name="Default" office:value-type="string" calcext:value-type="string">
            <text:p><text:s text:c="2"/>900.01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<text:s/>yes</text:p>
          </table:table-cell>
          <table:table-cell table:style-name="Default" office:value-type="string" calcext:value-type="string">
            <text:p><text:s text:c="3"/>.</text:p>
          </table:table-cell>
          <table:table-cell table:style-name="Default" office:value-type="string" calcext:value-type="string">
            <text:p><text:s text:c="3"/>0.0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<text:s/>yes</text:p>
          </table:table-cell>
          <table:table-cell table:style-name="Default" office:value-type="string" calcext:value-type="string">
            <text:p><text:s text:c="3"/>.</text:p>
          </table:table-cell>
          <table:table-cell table:style-name="Default" office:value-type="string" calcext:value-type="string">
            <text:p><text:s text:c="3"/>0.00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755" calcext:value-type="float">
            <text:p>7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<text:s/>yes</text:p>
          </table:table-cell>
          <table:table-cell table:style-name="Default" office:value-type="string" calcext:value-type="string">
            <text:p><text:s text:c="3"/>.</text:p>
          </table:table-cell>
          <table:table-cell table:style-name="Default" office:value-type="string" calcext:value-type="string">
            <text:p><text:s text:c="3"/>0.00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352" calcext:value-type="float">
            <text:p>352</text:p>
          </table:table-cell>
          <table:table-cell table:style-name="Default" office:value-type="float" office:value="14612" calcext:value-type="float">
            <text:p>14612</text:p>
          </table:table-cell>
          <table:table-cell table:style-name="Default" office:value-type="float" office:value="-657" calcext:value-type="float">
            <text:p>-657</text:p>
          </table:table-cell>
          <table:table-cell table:style-name="Default" office:value-type="string" calcext:value-type="string">
            <text:p><text:s/>no</text:p>
          </table:table-cell>
          <table:table-cell table:style-name="Default" office:value-type="string" calcext:value-type="string">
            <text:p><text:s text:c="3"/>limite_de_tempo</text:p>
          </table:table-cell>
          <table:table-cell table:style-name="Default" office:value-type="string" calcext:value-type="string">
            <text:p><text:s text:c="2"/>900.03</text:p>
          </table:table-cell>
        </table:table-row>
        <table:table-row table:style-name="ro1">
          <table:table-cell/>
          <table:table-cell table:style-name="Default"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m número cromático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3">
          <table:table-cell table:style-name="ce1" office:value-type="string" calcext:value-type="string">
            <text:p>Nome da Instância</text:p>
          </table:table-cell>
          <table:table-cell table:style-name="ce3" office:value-type="string" calcext:value-type="string">
            <text:p>Número de cores usada na execução</text:p>
          </table:table-cell>
          <table:table-cell table:style-name="ce3" office:value-type="string" calcext:value-type="string">
            <text:p>Número de vértices</text:p>
          </table:table-cell>
          <table:table-cell table:style-name="ce3" office:value-type="string" calcext:value-type="string">
            <text:p>Número de arestas</text:p>
          </table:table-cell>
          <table:table-cell table:style-name="ce3" office:value-type="string" calcext:value-type="string">
            <text:p>Conflitos na melhor solução</text:p>
          </table:table-cell>
          <table:table-cell table:style-name="ce3" office:value-type="string" calcext:value-type="string">
            <text:p>Resolvido?</text:p>
          </table:table-cell>
          <table:table-cell table:style-name="ce3" office:value-type="string" calcext:value-type="string">
            <text:p>Terminou por limite de tempo</text:p>
          </table:table-cell>
          <table:table-cell table:style-name="ce3" office:value-type="string" calcext:value-type="string">
            <text:p>Tempo de execução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3"/>0.00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3"/>0.04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3"/>0.00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3"/>0.01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3"/>0.00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3"/>0.11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4" calcext:value-type="float">
            <text:p>4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256" calcext:value-type="float">
            <text:p>-256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<text:s text:c="2"/>900.01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4" calcext:value-type="float">
            <text:p>4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524" calcext:value-type="float">
            <text:p>-524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<text:s text:c="2"/>900.03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5" calcext:value-type="float">
            <text:p>15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42" calcext:value-type="float">
            <text:p>-42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<text:s text:c="2"/>900.02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3"/>0.0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3"/>0.00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3"/>0.00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4" calcext:value-type="float">
            <text:p>14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748" calcext:value-type="float">
            <text:p>-748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<text:s text:c="2"/>900.02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0" calcext:value-type="float">
            <text:p>50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<text:s text:c="2"/>900.15</text:p>
          </table:table-cell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15min-nrpa-grupo1" table:style-name="ta1">
        <table:table-column table:style-name="co1" table:default-cell-style-name="Default"/>
        <table:table-column table:style-name="co2" table:number-columns-repeated="5" table:default-cell-style-name="ce2"/>
        <table:table-column table:style-name="co4" table:default-cell-style-name="ce2"/>
        <table:table-column table:style-name="co2" table:default-cell-style-name="ce2"/>
        <table:table-row table:style-name="ro1">
          <table:table-cell office:value-type="string" calcext:value-type="string">
            <text:p>NRPA – sem ordenação DSTUR – 15 minutos de execução – melhores execuções por instânci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úmero cromático +1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>
            <text:p>Nome da Instância</text:p>
          </table:table-cell>
          <table:table-cell table:style-name="ce3" office:value-type="string" calcext:value-type="string">
            <text:p>Número de cores usada na execução</text:p>
          </table:table-cell>
          <table:table-cell table:style-name="ce3" office:value-type="string" calcext:value-type="string">
            <text:p>Número de vértices</text:p>
          </table:table-cell>
          <table:table-cell table:style-name="ce3" office:value-type="string" calcext:value-type="string">
            <text:p>Número de arestas</text:p>
          </table:table-cell>
          <table:table-cell table:style-name="ce3" office:value-type="string" calcext:value-type="string">
            <text:p>Conflitos na melhor solução</text:p>
          </table:table-cell>
          <table:table-cell table:style-name="ce3" office:value-type="string" calcext:value-type="string">
            <text:p>Resolvido?</text:p>
          </table:table-cell>
          <table:table-cell table:style-name="ce3" office:value-type="string" calcext:value-type="string">
            <text:p>Terminou por limite de tempo</text:p>
          </table:table-cell>
          <table:table-cell table:style-name="ce3" office:value-type="string" calcext:value-type="string">
            <text:p>Tempo de execução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7" calcext:value-type="float">
            <text:p>7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27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43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5" calcext:value-type="float">
            <text:p>5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103" calcext:value-type="float">
            <text:p>-103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6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5" calcext:value-type="float">
            <text:p>5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230" calcext:value-type="float">
            <text:p>-230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3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6" calcext:value-type="float">
            <text:p>16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173" calcext:value-type="float">
            <text:p>-173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4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5" calcext:value-type="float">
            <text:p>15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737" calcext:value-type="float">
            <text:p>-737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5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1" calcext:value-type="float">
            <text:p>51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-232" calcext:value-type="float">
            <text:p>-232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2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m número cromático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3">
          <table:table-cell table:style-name="ce1" office:value-type="string" calcext:value-type="string">
            <text:p>Nome da Instância</text:p>
          </table:table-cell>
          <table:table-cell table:style-name="ce3" office:value-type="string" calcext:value-type="string">
            <text:p>Número de cores usada na execução</text:p>
          </table:table-cell>
          <table:table-cell table:style-name="ce3" office:value-type="string" calcext:value-type="string">
            <text:p>Número de vértices</text:p>
          </table:table-cell>
          <table:table-cell table:style-name="ce3" office:value-type="string" calcext:value-type="string">
            <text:p>Número de arestas</text:p>
          </table:table-cell>
          <table:table-cell table:style-name="ce3" office:value-type="string" calcext:value-type="string">
            <text:p>Conflitos na melhor solução</text:p>
          </table:table-cell>
          <table:table-cell table:style-name="ce3" office:value-type="string" calcext:value-type="string">
            <text:p>Resolvido?</text:p>
          </table:table-cell>
          <table:table-cell table:style-name="ce3" office:value-type="string" calcext:value-type="string">
            <text:p>Terminou por limite de tempo</text:p>
          </table:table-cell>
          <table:table-cell table:style-name="ce3" office:value-type="string" calcext:value-type="string">
            <text:p>Tempo de execução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-31" calcext:value-type="float">
            <text:p>-31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49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8.17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2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/>11.23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4" calcext:value-type="float">
            <text:p>4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465" calcext:value-type="float">
            <text:p>-465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4" calcext:value-type="float">
            <text:p>4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869" calcext:value-type="float">
            <text:p>-869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3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5" calcext:value-type="float">
            <text:p>15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203" calcext:value-type="float">
            <text:p>-203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4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4" calcext:value-type="float">
            <text:p>14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789" calcext:value-type="float">
            <text:p>-789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0" calcext:value-type="float">
            <text:p>50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-245" calcext:value-type="float">
            <text:p>-245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27</text:p>
          </table:table-cell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15min-nrpa-grupo1-dec-bruto" table:style-name="ta1">
        <table:table-column table:style-name="co2" table:number-columns-repeated="8" table:default-cell-style-name="Default"/>
        <table:table-row table:style-name="ro1">
          <table:table-cell table:style-name="ce7"/>
          <table:table-cell table:style-name="ce8" table:number-columns-repeated="7"/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7" calcext:value-type="float">
            <text:p>7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3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7" calcext:value-type="float">
            <text:p>7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5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7" calcext:value-type="float">
            <text:p>7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3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7" calcext:value-type="float">
            <text:p>7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8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7" calcext:value-type="float">
            <text:p>7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2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9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5" calcext:value-type="float">
            <text:p>5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47" calcext:value-type="float">
            <text:p>-4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0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6" calcext:value-type="float">
            <text:p>16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18" calcext:value-type="float">
            <text:p>-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0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6" calcext:value-type="float">
            <text:p>16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19" calcext:value-type="float">
            <text:p>-1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6" calcext:value-type="float">
            <text:p>16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5" calcext:value-type="float">
            <text:p>5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44" calcext:value-type="float">
            <text:p>-4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5" calcext:value-type="float">
            <text:p>5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5" calcext:value-type="float">
            <text:p>5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37" calcext:value-type="float">
            <text:p>-3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5" calcext:value-type="float">
            <text:p>5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6" calcext:value-type="float">
            <text:p>16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6" calcext:value-type="float">
            <text:p>16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18" calcext:value-type="float">
            <text:p>-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5" calcext:value-type="float">
            <text:p>15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657" calcext:value-type="float">
            <text:p>-65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3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5" calcext:value-type="float">
            <text:p>15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672" calcext:value-type="float">
            <text:p>-67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5" calcext:value-type="float">
            <text:p>15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670" calcext:value-type="float">
            <text:p>-67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5" calcext:value-type="float">
            <text:p>15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678" calcext:value-type="float">
            <text:p>-67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5" calcext:value-type="float">
            <text:p>15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672" calcext:value-type="float">
            <text:p>-67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3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5" calcext:value-type="float">
            <text:p>5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105" calcext:value-type="float">
            <text:p>-1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1" calcext:value-type="float">
            <text:p>51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46.27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1" calcext:value-type="float">
            <text:p>51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435.80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1" calcext:value-type="float">
            <text:p>51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764.72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5" calcext:value-type="float">
            <text:p>5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5" calcext:value-type="float">
            <text:p>5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91" calcext:value-type="float">
            <text:p>-9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3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5" calcext:value-type="float">
            <text:p>5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97" calcext:value-type="float">
            <text:p>-9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3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5" calcext:value-type="float">
            <text:p>5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98" calcext:value-type="float">
            <text:p>-9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4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1" calcext:value-type="float">
            <text:p>51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1" calcext:value-type="float">
            <text:p>51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1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unning with the chrom</text:p>
          </table:table-cell>
          <table:table-cell office:value-type="string" calcext:value-type="string">
            <text:p>atic num</text:p>
          </table:table-cell>
          <table:table-cell office:value-type="string" calcext:value-type="string">
            <text:p>ber: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7" calcext:value-type="float">
            <text:p>7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2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7" calcext:value-type="float">
            <text:p>7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2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7" calcext:value-type="float">
            <text:p>7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7" calcext:value-type="float">
            <text:p>7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7" calcext:value-type="float">
            <text:p>7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2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2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6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2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5" calcext:value-type="float">
            <text:p>5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37" calcext:value-type="float">
            <text:p>-3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6" calcext:value-type="float">
            <text:p>16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18" calcext:value-type="float">
            <text:p>-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6" calcext:value-type="float">
            <text:p>16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18" calcext:value-type="float">
            <text:p>-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6" calcext:value-type="float">
            <text:p>16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18" calcext:value-type="float">
            <text:p>-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5" calcext:value-type="float">
            <text:p>5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48" calcext:value-type="float">
            <text:p>-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5" calcext:value-type="float">
            <text:p>5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49" calcext:value-type="float">
            <text:p>-4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5" calcext:value-type="float">
            <text:p>5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49" calcext:value-type="float">
            <text:p>-4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6" calcext:value-type="float">
            <text:p>16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5" calcext:value-type="float">
            <text:p>5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49" calcext:value-type="float">
            <text:p>-4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3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6" calcext:value-type="float">
            <text:p>16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5" calcext:value-type="float">
            <text:p>15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664" calcext:value-type="float">
            <text:p>-66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5" calcext:value-type="float">
            <text:p>15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661" calcext:value-type="float">
            <text:p>-66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0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5" calcext:value-type="float">
            <text:p>15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669" calcext:value-type="float">
            <text:p>-66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5" calcext:value-type="float">
            <text:p>15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674" calcext:value-type="float">
            <text:p>-67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5" calcext:value-type="float">
            <text:p>15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673" calcext:value-type="float">
            <text:p>-67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2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4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5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2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2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2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5" calcext:value-type="float">
            <text:p>5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105" calcext:value-type="float">
            <text:p>-1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0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1" calcext:value-type="float">
            <text:p>51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69.82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1" calcext:value-type="float">
            <text:p>51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480.48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1" calcext:value-type="float">
            <text:p>51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765.91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1" calcext:value-type="float">
            <text:p>51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844.5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5" calcext:value-type="float">
            <text:p>5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104" calcext:value-type="float">
            <text:p>-1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3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5" calcext:value-type="float">
            <text:p>5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89" calcext:value-type="float">
            <text:p>-8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5" calcext:value-type="float">
            <text:p>5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104" calcext:value-type="float">
            <text:p>-1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5" calcext:value-type="float">
            <text:p>5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112" calcext:value-type="float">
            <text:p>-1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4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1" calcext:value-type="float">
            <text:p>51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14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5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4" calcext:value-type="float">
            <text:p>4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292" calcext:value-type="float">
            <text:p>-29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4" calcext:value-type="float">
            <text:p>4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282" calcext:value-type="float">
            <text:p>-28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4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4" calcext:value-type="float">
            <text:p>4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256" calcext:value-type="float">
            <text:p>-2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4" calcext:value-type="float">
            <text:p>4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269" calcext:value-type="float">
            <text:p>-26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4" calcext:value-type="float">
            <text:p>4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257" calcext:value-type="float">
            <text:p>-25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0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5" calcext:value-type="float">
            <text:p>15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43" calcext:value-type="float">
            <text:p>-4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3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2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8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3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45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63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15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21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11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15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49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1.39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2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2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5" calcext:value-type="float">
            <text:p>15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5" calcext:value-type="float">
            <text:p>15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43" calcext:value-type="float">
            <text:p>-4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5" calcext:value-type="float">
            <text:p>15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42" calcext:value-type="float">
            <text:p>-4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5" calcext:value-type="float">
            <text:p>15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4" calcext:value-type="float">
            <text:p>14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750" calcext:value-type="float">
            <text:p>-7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4" calcext:value-type="float">
            <text:p>14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759" calcext:value-type="float">
            <text:p>-75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4" calcext:value-type="float">
            <text:p>14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755" calcext:value-type="float">
            <text:p>-75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4" calcext:value-type="float">
            <text:p>14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748" calcext:value-type="float">
            <text:p>-7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4" calcext:value-type="float">
            <text:p>14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756" calcext:value-type="float">
            <text:p>-7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4" calcext:value-type="float">
            <text:p>4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527" calcext:value-type="float">
            <text:p>-52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0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4" calcext:value-type="float">
            <text:p>4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524" calcext:value-type="float">
            <text:p>-5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3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4" calcext:value-type="float">
            <text:p>4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531" calcext:value-type="float">
            <text:p>-53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4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4" calcext:value-type="float">
            <text:p>4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546" calcext:value-type="float">
            <text:p>-54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4" calcext:value-type="float">
            <text:p>4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538" calcext:value-type="float">
            <text:p>-53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4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0" calcext:value-type="float">
            <text:p>50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25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0" calcext:value-type="float">
            <text:p>50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15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0" calcext:value-type="float">
            <text:p>50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17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0" calcext:value-type="float">
            <text:p>50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855.40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0" calcext:value-type="float">
            <text:p>50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20</text:p>
          </table:table-cell>
        </table:table-row>
      </table:table>
      <table:table table:name="15min-nrpa-g1-bruto" table:style-name="ta1">
        <table:table-column table:style-name="co5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2" table:number-columns-repeated="2" table:default-cell-style-name="ce2"/>
        <table:table-row table:style-name="ro1">
          <table:table-cell office:value-type="string" calcext:value-type="string">
            <text:p>NRPA – sem ordenação DSTUR – 15 minutos de execução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Número cromático +1</text:p>
          </table:table-cell>
          <table:table-cell table:number-columns-repeated="15"/>
        </table:table-row>
        <table:table-row table:style-name="ro1">
          <table:table-cell table:style-name="ce9" office:value-type="string" calcext:value-type="string" table:number-columns-spanned="8" table:number-rows-spanned="1">
            <text:p>Ordem crescente de grau</text:p>
          </table:table-cell>
          <table:covered-table-cell table:number-columns-repeated="7"/>
          <table:table-cell table:style-name="ce10" office:value-type="string" calcext:value-type="string" table:number-columns-spanned="7" table:number-rows-spanned="1">
            <text:p>Ordem decrescente de grau</text:p>
          </table:table-cell>
          <table:covered-table-cell table:number-columns-repeated="6" table:style-name="ce8"/>
          <table:table-cell table:style-name="ce8"/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1-FullIns_4.col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593" calcext:value-type="float">
            <text:p>59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1</text:p>
          </table:table-cell>
          <table:table-cell table:style-name="ce7" office:value-type="string" calcext:value-type="string">
            <text:p>1-FullIns_4.col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593" calcext:value-type="float">
            <text:p>59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1</text:p>
          </table:table-cell>
          <table:table-cell table:style-name="ce7" office:value-type="string" calcext:value-type="string">
            <text:p>1-FullIns_4.col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593" calcext:value-type="float">
            <text:p>59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1-FullIns_4.col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593" calcext:value-type="float">
            <text:p>59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1-FullIns_4.col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593" calcext:value-type="float">
            <text:p>59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7" calcext:value-type="float">
            <text:p>7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2-FullIns_4.col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12" calcext:value-type="float">
            <text:p>212</text:p>
          </table:table-cell>
          <table:table-cell table:style-name="ce8" office:value-type="float" office:value="1621" calcext:value-type="float">
            <text:p>162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3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7" calcext:value-type="float">
            <text:p>7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2-FullIns_4.col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12" calcext:value-type="float">
            <text:p>212</text:p>
          </table:table-cell>
          <table:table-cell table:style-name="ce8" office:value-type="float" office:value="1621" calcext:value-type="float">
            <text:p>162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5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7" calcext:value-type="float">
            <text:p>7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1</text:p>
          </table:table-cell>
          <table:table-cell table:style-name="ce7" office:value-type="string" calcext:value-type="string">
            <text:p>2-FullIns_4.col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12" calcext:value-type="float">
            <text:p>212</text:p>
          </table:table-cell>
          <table:table-cell table:style-name="ce8" office:value-type="float" office:value="1621" calcext:value-type="float">
            <text:p>162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3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7" calcext:value-type="float">
            <text:p>7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-24" calcext:value-type="float">
            <text:p>-24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2-FullIns_4.col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12" calcext:value-type="float">
            <text:p>212</text:p>
          </table:table-cell>
          <table:table-cell table:style-name="ce8" office:value-type="float" office:value="1621" calcext:value-type="float">
            <text:p>162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8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7" calcext:value-type="float">
            <text:p>7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1</text:p>
          </table:table-cell>
          <table:table-cell table:style-name="ce7" office:value-type="string" calcext:value-type="string">
            <text:p>2-FullIns_4.col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12" calcext:value-type="float">
            <text:p>212</text:p>
          </table:table-cell>
          <table:table-cell table:style-name="ce8" office:value-type="float" office:value="1621" calcext:value-type="float">
            <text:p>162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2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27</text:p>
          </table:table-cell>
          <table:table-cell table:style-name="ce7" office:value-type="string" calcext:value-type="string">
            <text:p>3-FullIns_3.col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346" calcext:value-type="float">
            <text:p>34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42</text:p>
          </table:table-cell>
          <table:table-cell table:style-name="ce7" office:value-type="string" calcext:value-type="string">
            <text:p>3-FullIns_3.col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346" calcext:value-type="float">
            <text:p>34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44</text:p>
          </table:table-cell>
          <table:table-cell table:style-name="ce7" office:value-type="string" calcext:value-type="string">
            <text:p>3-FullIns_3.col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346" calcext:value-type="float">
            <text:p>34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79</text:p>
          </table:table-cell>
          <table:table-cell table:style-name="ce7" office:value-type="string" calcext:value-type="string">
            <text:p>3-FullIns_3.col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346" calcext:value-type="float">
            <text:p>34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1.21</text:p>
          </table:table-cell>
          <table:table-cell table:style-name="ce7" office:value-type="string" calcext:value-type="string">
            <text:p>3-FullIns_3.col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346" calcext:value-type="float">
            <text:p>34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19</text:p>
          </table:table-cell>
          <table:table-cell table:style-name="ce7" office:value-type="string" calcext:value-type="string">
            <text:p>4-FullIns_3.col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4" calcext:value-type="float">
            <text:p>114</text:p>
          </table:table-cell>
          <table:table-cell table:style-name="ce8" office:value-type="float" office:value="541" calcext:value-type="float">
            <text:p>54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52</text:p>
          </table:table-cell>
          <table:table-cell table:style-name="ce7" office:value-type="string" calcext:value-type="string">
            <text:p>4-FullIns_3.col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4" calcext:value-type="float">
            <text:p>114</text:p>
          </table:table-cell>
          <table:table-cell table:style-name="ce8" office:value-type="float" office:value="541" calcext:value-type="float">
            <text:p>54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1</text:p>
          </table:table-cell>
          <table:table-cell table:style-name="ce7" office:value-type="string" calcext:value-type="string">
            <text:p>4-FullIns_3.col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4" calcext:value-type="float">
            <text:p>114</text:p>
          </table:table-cell>
          <table:table-cell table:style-name="ce8" office:value-type="float" office:value="541" calcext:value-type="float">
            <text:p>54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44</text:p>
          </table:table-cell>
          <table:table-cell table:style-name="ce7" office:value-type="string" calcext:value-type="string">
            <text:p>4-FullIns_3.col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4" calcext:value-type="float">
            <text:p>114</text:p>
          </table:table-cell>
          <table:table-cell table:style-name="ce8" office:value-type="float" office:value="541" calcext:value-type="float">
            <text:p>54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1.21</text:p>
          </table:table-cell>
          <table:table-cell table:style-name="ce7" office:value-type="string" calcext:value-type="string">
            <text:p>4-FullIns_3.col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4" calcext:value-type="float">
            <text:p>114</text:p>
          </table:table-cell>
          <table:table-cell table:style-name="ce8" office:value-type="float" office:value="541" calcext:value-type="float">
            <text:p>54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0</text:p>
          </table:table-cell>
          <table:table-cell table:style-name="ce7" office:value-type="string" calcext:value-type="string">
            <text:p>4-Insertions_3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156" calcext:value-type="float">
            <text:p>15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0</text:p>
          </table:table-cell>
          <table:table-cell table:style-name="ce7" office:value-type="string" calcext:value-type="string">
            <text:p>4-Insertions_3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156" calcext:value-type="float">
            <text:p>15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3</text:p>
          </table:table-cell>
          <table:table-cell table:style-name="ce7" office:value-type="string" calcext:value-type="string">
            <text:p>4-Insertions_3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156" calcext:value-type="float">
            <text:p>15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0</text:p>
          </table:table-cell>
          <table:table-cell table:style-name="ce7" office:value-type="string" calcext:value-type="string">
            <text:p>4-Insertions_3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156" calcext:value-type="float">
            <text:p>15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1</text:p>
          </table:table-cell>
          <table:table-cell table:style-name="ce7" office:value-type="string" calcext:value-type="string">
            <text:p>4-Insertions_3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156" calcext:value-type="float">
            <text:p>15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43</text:p>
          </table:table-cell>
          <table:table-cell table:style-name="ce7" office:value-type="string" calcext:value-type="string">
            <text:p>5-FullIns_3.col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54" calcext:value-type="float">
            <text:p>154</text:p>
          </table:table-cell>
          <table:table-cell table:style-name="ce8" office:value-type="float" office:value="792" calcext:value-type="float">
            <text:p>79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2.79</text:p>
          </table:table-cell>
          <table:table-cell table:style-name="ce7" office:value-type="string" calcext:value-type="string">
            <text:p>5-FullIns_3.col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54" calcext:value-type="float">
            <text:p>154</text:p>
          </table:table-cell>
          <table:table-cell table:style-name="ce8" office:value-type="float" office:value="792" calcext:value-type="float">
            <text:p>79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3.99</text:p>
          </table:table-cell>
          <table:table-cell table:style-name="ce7" office:value-type="string" calcext:value-type="string">
            <text:p>5-FullIns_3.col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54" calcext:value-type="float">
            <text:p>154</text:p>
          </table:table-cell>
          <table:table-cell table:style-name="ce8" office:value-type="float" office:value="792" calcext:value-type="float">
            <text:p>79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9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6.10</text:p>
          </table:table-cell>
          <table:table-cell table:style-name="ce7" office:value-type="string" calcext:value-type="string">
            <text:p>5-FullIns_3.col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54" calcext:value-type="float">
            <text:p>154</text:p>
          </table:table-cell>
          <table:table-cell table:style-name="ce8" office:value-type="float" office:value="792" calcext:value-type="float">
            <text:p>79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/>11.10</text:p>
          </table:table-cell>
          <table:table-cell table:style-name="ce7" office:value-type="string" calcext:value-type="string">
            <text:p>5-FullIns_3.col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54" calcext:value-type="float">
            <text:p>154</text:p>
          </table:table-cell>
          <table:table-cell table:style-name="ce8" office:value-type="float" office:value="792" calcext:value-type="float">
            <text:p>79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5" calcext:value-type="float">
            <text:p>5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105" calcext:value-type="float">
            <text:p>-105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5</text:p>
          </table:table-cell>
          <table:table-cell table:style-name="ce7" office:value-type="string" calcext:value-type="string">
            <text:p>ash608GPIA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216" calcext:value-type="float">
            <text:p>1216</text:p>
          </table:table-cell>
          <table:table-cell table:style-name="ce8" office:value-type="float" office:value="7844" calcext:value-type="float">
            <text:p>7844</text:p>
          </table:table-cell>
          <table:table-cell table:style-name="ce8" office:value-type="float" office:value="-47" calcext:value-type="float">
            <text:p>-47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0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5" calcext:value-type="float">
            <text:p>5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103" calcext:value-type="float">
            <text:p>-103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6</text:p>
          </table:table-cell>
          <table:table-cell table:style-name="ce7" office:value-type="string" calcext:value-type="string">
            <text:p>ash608GPIA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216" calcext:value-type="float">
            <text:p>1216</text:p>
          </table:table-cell>
          <table:table-cell table:style-name="ce8" office:value-type="float" office:value="7844" calcext:value-type="float">
            <text:p>7844</text:p>
          </table:table-cell>
          <table:table-cell table:style-name="ce8" office:value-type="float" office:value="-44" calcext:value-type="float">
            <text:p>-44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5" calcext:value-type="float">
            <text:p>5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130" calcext:value-type="float">
            <text:p>-130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5</text:p>
          </table:table-cell>
          <table:table-cell table:style-name="ce7" office:value-type="string" calcext:value-type="string">
            <text:p>ash608GPIA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216" calcext:value-type="float">
            <text:p>1216</text:p>
          </table:table-cell>
          <table:table-cell table:style-name="ce8" office:value-type="float" office:value="7844" calcext:value-type="float">
            <text:p>7844</text:p>
          </table:table-cell>
          <table:table-cell table:style-name="ce8" office:value-type="float" office:value="-50" calcext:value-type="float">
            <text:p>-50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5" calcext:value-type="float">
            <text:p>5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113" calcext:value-type="float">
            <text:p>-113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1</text:p>
          </table:table-cell>
          <table:table-cell table:style-name="ce7" office:value-type="string" calcext:value-type="string">
            <text:p>ash608GPIA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216" calcext:value-type="float">
            <text:p>1216</text:p>
          </table:table-cell>
          <table:table-cell table:style-name="ce8" office:value-type="float" office:value="7844" calcext:value-type="float">
            <text:p>7844</text:p>
          </table:table-cell>
          <table:table-cell table:style-name="ce8" office:value-type="float" office:value="-37" calcext:value-type="float">
            <text:p>-37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5" calcext:value-type="float">
            <text:p>5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117" calcext:value-type="float">
            <text:p>-117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ash608GPIA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216" calcext:value-type="float">
            <text:p>1216</text:p>
          </table:table-cell>
          <table:table-cell table:style-name="ce8" office:value-type="float" office:value="7844" calcext:value-type="float">
            <text:p>7844</text:p>
          </table:table-cell>
          <table:table-cell table:style-name="ce8" office:value-type="float" office:value="-50" calcext:value-type="float">
            <text:p>-50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5" calcext:value-type="float">
            <text:p>5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244" calcext:value-type="float">
            <text:p>-244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4</text:p>
          </table:table-cell>
          <table:table-cell table:style-name="ce7" office:value-type="string" calcext:value-type="string">
            <text:p>ash958GPIA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916" calcext:value-type="float">
            <text:p>1916</text:p>
          </table:table-cell>
          <table:table-cell table:style-name="ce8" office:value-type="float" office:value="12506" calcext:value-type="float">
            <text:p>12506</text:p>
          </table:table-cell>
          <table:table-cell table:style-name="ce8" office:value-type="float" office:value="-105" calcext:value-type="float">
            <text:p>-105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5" calcext:value-type="float">
            <text:p>5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251" calcext:value-type="float">
            <text:p>-251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2</text:p>
          </table:table-cell>
          <table:table-cell table:style-name="ce7" office:value-type="string" calcext:value-type="string">
            <text:p>ash958GPIA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916" calcext:value-type="float">
            <text:p>1916</text:p>
          </table:table-cell>
          <table:table-cell table:style-name="ce8" office:value-type="float" office:value="12506" calcext:value-type="float">
            <text:p>12506</text:p>
          </table:table-cell>
          <table:table-cell table:style-name="ce8" office:value-type="float" office:value="-99" calcext:value-type="float">
            <text:p>-99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5" calcext:value-type="float">
            <text:p>5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238" calcext:value-type="float">
            <text:p>-238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6</text:p>
          </table:table-cell>
          <table:table-cell table:style-name="ce7" office:value-type="string" calcext:value-type="string">
            <text:p>ash958GPIA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916" calcext:value-type="float">
            <text:p>1916</text:p>
          </table:table-cell>
          <table:table-cell table:style-name="ce8" office:value-type="float" office:value="12506" calcext:value-type="float">
            <text:p>12506</text:p>
          </table:table-cell>
          <table:table-cell table:style-name="ce8" office:value-type="float" office:value="-91" calcext:value-type="float">
            <text:p>-91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3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5" calcext:value-type="float">
            <text:p>5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230" calcext:value-type="float">
            <text:p>-230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3</text:p>
          </table:table-cell>
          <table:table-cell table:style-name="ce7" office:value-type="string" calcext:value-type="string">
            <text:p>ash958GPIA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916" calcext:value-type="float">
            <text:p>1916</text:p>
          </table:table-cell>
          <table:table-cell table:style-name="ce8" office:value-type="float" office:value="12506" calcext:value-type="float">
            <text:p>12506</text:p>
          </table:table-cell>
          <table:table-cell table:style-name="ce8" office:value-type="float" office:value="-97" calcext:value-type="float">
            <text:p>-97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3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5" calcext:value-type="float">
            <text:p>5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241" calcext:value-type="float">
            <text:p>-241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2</text:p>
          </table:table-cell>
          <table:table-cell table:style-name="ce7" office:value-type="string" calcext:value-type="string">
            <text:p>ash958GPIA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916" calcext:value-type="float">
            <text:p>1916</text:p>
          </table:table-cell>
          <table:table-cell table:style-name="ce8" office:value-type="float" office:value="12506" calcext:value-type="float">
            <text:p>12506</text:p>
          </table:table-cell>
          <table:table-cell table:style-name="ce8" office:value-type="float" office:value="-98" calcext:value-type="float">
            <text:p>-98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4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6" calcext:value-type="float">
            <text:p>16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179" calcext:value-type="float">
            <text:p>-179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3</text:p>
          </table:table-cell>
          <table:table-cell table:style-name="ce7" office:value-type="string" calcext:value-type="string">
            <text:p>le450_15a.col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450" calcext:value-type="float">
            <text:p>450</text:p>
          </table:table-cell>
          <table:table-cell table:style-name="ce8" office:value-type="float" office:value="8168" calcext:value-type="float">
            <text:p>8168</text:p>
          </table:table-cell>
          <table:table-cell table:style-name="ce8" office:value-type="float" office:value="-18" calcext:value-type="float">
            <text:p>-18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0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6" calcext:value-type="float">
            <text:p>16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180" calcext:value-type="float">
            <text:p>-180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6</text:p>
          </table:table-cell>
          <table:table-cell table:style-name="ce7" office:value-type="string" calcext:value-type="string">
            <text:p>le450_15a.col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450" calcext:value-type="float">
            <text:p>450</text:p>
          </table:table-cell>
          <table:table-cell table:style-name="ce8" office:value-type="float" office:value="8168" calcext:value-type="float">
            <text:p>8168</text:p>
          </table:table-cell>
          <table:table-cell table:style-name="ce8" office:value-type="float" office:value="-19" calcext:value-type="float">
            <text:p>-19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6" calcext:value-type="float">
            <text:p>16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182" calcext:value-type="float">
            <text:p>-182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5</text:p>
          </table:table-cell>
          <table:table-cell table:style-name="ce7" office:value-type="string" calcext:value-type="string">
            <text:p>le450_15a.col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450" calcext:value-type="float">
            <text:p>450</text:p>
          </table:table-cell>
          <table:table-cell table:style-name="ce8" office:value-type="float" office:value="8168" calcext:value-type="float">
            <text:p>8168</text:p>
          </table:table-cell>
          <table:table-cell table:style-name="ce8" office:value-type="float" office:value="-14" calcext:value-type="float">
            <text:p>-14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6" calcext:value-type="float">
            <text:p>16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173" calcext:value-type="float">
            <text:p>-173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4</text:p>
          </table:table-cell>
          <table:table-cell table:style-name="ce7" office:value-type="string" calcext:value-type="string">
            <text:p>le450_15a.col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450" calcext:value-type="float">
            <text:p>450</text:p>
          </table:table-cell>
          <table:table-cell table:style-name="ce8" office:value-type="float" office:value="8168" calcext:value-type="float">
            <text:p>8168</text:p>
          </table:table-cell>
          <table:table-cell table:style-name="ce8" office:value-type="float" office:value="-17" calcext:value-type="float">
            <text:p>-17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6" calcext:value-type="float">
            <text:p>16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177" calcext:value-type="float">
            <text:p>-177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4</text:p>
          </table:table-cell>
          <table:table-cell table:style-name="ce7" office:value-type="string" calcext:value-type="string">
            <text:p>le450_15a.col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450" calcext:value-type="float">
            <text:p>450</text:p>
          </table:table-cell>
          <table:table-cell table:style-name="ce8" office:value-type="float" office:value="8168" calcext:value-type="float">
            <text:p>8168</text:p>
          </table:table-cell>
          <table:table-cell table:style-name="ce8" office:value-type="float" office:value="-18" calcext:value-type="float">
            <text:p>-18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0</text:p>
          </table:table-cell>
          <table:table-cell table:style-name="ce7" office:value-type="string" calcext:value-type="string">
            <text:p>mug100_1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0</text:p>
          </table:table-cell>
          <table:table-cell table:style-name="ce7" office:value-type="string" calcext:value-type="string">
            <text:p>mug100_1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0</text:p>
          </table:table-cell>
          <table:table-cell table:style-name="ce7" office:value-type="string" calcext:value-type="string">
            <text:p>mug100_1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0</text:p>
          </table:table-cell>
          <table:table-cell table:style-name="ce7" office:value-type="string" calcext:value-type="string">
            <text:p>mug100_1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0</text:p>
          </table:table-cell>
          <table:table-cell table:style-name="ce7" office:value-type="string" calcext:value-type="string">
            <text:p>mug100_1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0</text:p>
          </table:table-cell>
          <table:table-cell table:style-name="ce7" office:value-type="string" calcext:value-type="string">
            <text:p>mug100_25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0</text:p>
          </table:table-cell>
          <table:table-cell table:style-name="ce7" office:value-type="string" calcext:value-type="string">
            <text:p>mug100_25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0</text:p>
          </table:table-cell>
          <table:table-cell table:style-name="ce7" office:value-type="string" calcext:value-type="string">
            <text:p>mug100_25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0</text:p>
          </table:table-cell>
          <table:table-cell table:style-name="ce7" office:value-type="string" calcext:value-type="string">
            <text:p>mug100_25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0</text:p>
          </table:table-cell>
          <table:table-cell table:style-name="ce7" office:value-type="string" calcext:value-type="string">
            <text:p>mug100_25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myciel6.col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755" calcext:value-type="float">
            <text:p>75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myciel6.col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755" calcext:value-type="float">
            <text:p>75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myciel6.col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755" calcext:value-type="float">
            <text:p>75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myciel6.col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755" calcext:value-type="float">
            <text:p>75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myciel6.col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755" calcext:value-type="float">
            <text:p>75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5" calcext:value-type="float">
            <text:p>15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737" calcext:value-type="float">
            <text:p>-737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5</text:p>
          </table:table-cell>
          <table:table-cell table:style-name="ce7" office:value-type="string" calcext:value-type="string">
            <text:p>school1_nsh.col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52" calcext:value-type="float">
            <text:p>352</text:p>
          </table:table-cell>
          <table:table-cell table:style-name="ce8" office:value-type="float" office:value="14612" calcext:value-type="float">
            <text:p>14612</text:p>
          </table:table-cell>
          <table:table-cell table:style-name="ce8" office:value-type="float" office:value="-657" calcext:value-type="float">
            <text:p>-657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3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5" calcext:value-type="float">
            <text:p>15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731" calcext:value-type="float">
            <text:p>-731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2</text:p>
          </table:table-cell>
          <table:table-cell table:style-name="ce7" office:value-type="string" calcext:value-type="string">
            <text:p>school1_nsh.col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52" calcext:value-type="float">
            <text:p>352</text:p>
          </table:table-cell>
          <table:table-cell table:style-name="ce8" office:value-type="float" office:value="14612" calcext:value-type="float">
            <text:p>14612</text:p>
          </table:table-cell>
          <table:table-cell table:style-name="ce8" office:value-type="float" office:value="-672" calcext:value-type="float">
            <text:p>-672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5" calcext:value-type="float">
            <text:p>15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731" calcext:value-type="float">
            <text:p>-731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4</text:p>
          </table:table-cell>
          <table:table-cell table:style-name="ce7" office:value-type="string" calcext:value-type="string">
            <text:p>school1_nsh.col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52" calcext:value-type="float">
            <text:p>352</text:p>
          </table:table-cell>
          <table:table-cell table:style-name="ce8" office:value-type="float" office:value="14612" calcext:value-type="float">
            <text:p>14612</text:p>
          </table:table-cell>
          <table:table-cell table:style-name="ce8" office:value-type="float" office:value="-670" calcext:value-type="float">
            <text:p>-670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5" calcext:value-type="float">
            <text:p>15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736" calcext:value-type="float">
            <text:p>-736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4</text:p>
          </table:table-cell>
          <table:table-cell table:style-name="ce7" office:value-type="string" calcext:value-type="string">
            <text:p>school1_nsh.col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52" calcext:value-type="float">
            <text:p>352</text:p>
          </table:table-cell>
          <table:table-cell table:style-name="ce8" office:value-type="float" office:value="14612" calcext:value-type="float">
            <text:p>14612</text:p>
          </table:table-cell>
          <table:table-cell table:style-name="ce8" office:value-type="float" office:value="-678" calcext:value-type="float">
            <text:p>-678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5" calcext:value-type="float">
            <text:p>15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731" calcext:value-type="float">
            <text:p>-731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school1_nsh.col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52" calcext:value-type="float">
            <text:p>352</text:p>
          </table:table-cell>
          <table:table-cell table:style-name="ce8" office:value-type="float" office:value="14612" calcext:value-type="float">
            <text:p>14612</text:p>
          </table:table-cell>
          <table:table-cell table:style-name="ce8" office:value-type="float" office:value="-672" calcext:value-type="float">
            <text:p>-672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3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1" calcext:value-type="float">
            <text:p>51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-239" calcext:value-type="float">
            <text:p>-239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7</text:p>
          </table:table-cell>
          <table:table-cell table:style-name="ce7" office:value-type="string" calcext:value-type="string">
            <text:p>wap05a.col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905" calcext:value-type="float">
            <text:p>905</text:p>
          </table:table-cell>
          <table:table-cell table:style-name="ce8" office:value-type="float" office:value="43081" calcext:value-type="float">
            <text:p>4308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146.27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1" calcext:value-type="float">
            <text:p>51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-239" calcext:value-type="float">
            <text:p>-239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19</text:p>
          </table:table-cell>
          <table:table-cell table:style-name="ce7" office:value-type="string" calcext:value-type="string">
            <text:p>wap05a.col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905" calcext:value-type="float">
            <text:p>905</text:p>
          </table:table-cell>
          <table:table-cell table:style-name="ce8" office:value-type="float" office:value="43081" calcext:value-type="float">
            <text:p>4308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435.80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1" calcext:value-type="float">
            <text:p>51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-236" calcext:value-type="float">
            <text:p>-236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21</text:p>
          </table:table-cell>
          <table:table-cell table:style-name="ce7" office:value-type="string" calcext:value-type="string">
            <text:p>wap05a.col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905" calcext:value-type="float">
            <text:p>905</text:p>
          </table:table-cell>
          <table:table-cell table:style-name="ce8" office:value-type="float" office:value="43081" calcext:value-type="float">
            <text:p>4308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764.72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1" calcext:value-type="float">
            <text:p>51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-241" calcext:value-type="float">
            <text:p>-241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5</text:p>
          </table:table-cell>
          <table:table-cell table:style-name="ce7" office:value-type="string" calcext:value-type="string">
            <text:p>wap05a.col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905" calcext:value-type="float">
            <text:p>905</text:p>
          </table:table-cell>
          <table:table-cell table:style-name="ce8" office:value-type="float" office:value="43081" calcext:value-type="float">
            <text:p>43081</text:p>
          </table:table-cell>
          <table:table-cell table:style-name="ce8" office:value-type="float" office:value="-1" calcext:value-type="float">
            <text:p>-1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1" calcext:value-type="float">
            <text:p>51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-232" calcext:value-type="float">
            <text:p>-232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22</text:p>
          </table:table-cell>
          <table:table-cell table:style-name="ce7" office:value-type="string" calcext:value-type="string">
            <text:p>wap05a.col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905" calcext:value-type="float">
            <text:p>905</text:p>
          </table:table-cell>
          <table:table-cell table:style-name="ce8" office:value-type="float" office:value="43081" calcext:value-type="float">
            <text:p>43081</text:p>
          </table:table-cell>
          <table:table-cell table:style-name="ce8" office:value-type="float" office:value="-1" calcext:value-type="float">
            <text:p>-1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11</text:p>
          </table:table-cell>
        </table:table-row>
        <table:table-row table:style-name="ro1">
          <table:table-cell table:number-columns-repeated="8"/>
          <table:table-cell table:style-name="ce7"/>
          <table:table-cell table:style-name="ce8" table:number-columns-repeated="7"/>
        </table:table-row>
        <table:table-row table:style-name="ro1">
          <table:table-cell office:value-type="string" calcext:value-type="string">
            <text:p>Com número cromático</text:p>
          </table:table-cell>
          <table:table-cell table:number-columns-repeated="7"/>
          <table:table-cell table:style-name="ce7" office:value-type="string" calcext:value-type="string">
            <text:p>Running with the chrom</text:p>
          </table:table-cell>
          <table:table-cell table:style-name="ce8" office:value-type="string" calcext:value-type="string">
            <text:p>atic nu</text:p>
          </table:table-cell>
          <table:table-cell table:style-name="ce8" office:value-type="string" calcext:value-type="string">
            <text:p>mber:</text:p>
          </table:table-cell>
          <table:table-cell table:style-name="ce8" table:number-columns-repeated="5"/>
        </table:table-row>
        <table:table-row table:style-name="ro1">
          <table:table-cell table:number-columns-repeated="8"/>
          <table:table-cell table:style-name="ce7"/>
          <table:table-cell table:style-name="ce8" table:number-columns-repeated="7"/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1-FullIns_4.col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593" calcext:value-type="float">
            <text:p>59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1-FullIns_4.col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593" calcext:value-type="float">
            <text:p>59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1-FullIns_4.col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593" calcext:value-type="float">
            <text:p>59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1-FullIns_4.col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593" calcext:value-type="float">
            <text:p>59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1-FullIns_4.col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593" calcext:value-type="float">
            <text:p>59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1-FullIns_4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593" calcext:value-type="float">
            <text:p>59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1-FullIns_4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593" calcext:value-type="float">
            <text:p>59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2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1-FullIns_4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593" calcext:value-type="float">
            <text:p>59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4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1-FullIns_4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593" calcext:value-type="float">
            <text:p>59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5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1-FullIns_4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593" calcext:value-type="float">
            <text:p>59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2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-49" calcext:value-type="float">
            <text:p>-49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2-FullIns_4.col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12" calcext:value-type="float">
            <text:p>212</text:p>
          </table:table-cell>
          <table:table-cell table:style-name="ce8" office:value-type="float" office:value="1621" calcext:value-type="float">
            <text:p>162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2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-32" calcext:value-type="float">
            <text:p>-32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2-FullIns_4.col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12" calcext:value-type="float">
            <text:p>212</text:p>
          </table:table-cell>
          <table:table-cell table:style-name="ce8" office:value-type="float" office:value="1621" calcext:value-type="float">
            <text:p>162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2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-34" calcext:value-type="float">
            <text:p>-34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2-FullIns_4.col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12" calcext:value-type="float">
            <text:p>212</text:p>
          </table:table-cell>
          <table:table-cell table:style-name="ce8" office:value-type="float" office:value="1621" calcext:value-type="float">
            <text:p>162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-34" calcext:value-type="float">
            <text:p>-34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2-FullIns_4.col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12" calcext:value-type="float">
            <text:p>212</text:p>
          </table:table-cell>
          <table:table-cell table:style-name="ce8" office:value-type="float" office:value="1621" calcext:value-type="float">
            <text:p>162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-36" calcext:value-type="float">
            <text:p>-36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1</text:p>
          </table:table-cell>
          <table:table-cell table:style-name="ce7" office:value-type="string" calcext:value-type="string">
            <text:p>2-FullIns_4.col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12" calcext:value-type="float">
            <text:p>212</text:p>
          </table:table-cell>
          <table:table-cell table:style-name="ce8" office:value-type="float" office:value="1621" calcext:value-type="float">
            <text:p>162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2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-44" calcext:value-type="float">
            <text:p>-44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2-FullIns_4.col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12" calcext:value-type="float">
            <text:p>212</text:p>
          </table:table-cell>
          <table:table-cell table:style-name="ce8" office:value-type="float" office:value="1621" calcext:value-type="float">
            <text:p>162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5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-31" calcext:value-type="float">
            <text:p>-31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2-FullIns_4.col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12" calcext:value-type="float">
            <text:p>212</text:p>
          </table:table-cell>
          <table:table-cell table:style-name="ce8" office:value-type="float" office:value="1621" calcext:value-type="float">
            <text:p>162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4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-37" calcext:value-type="float">
            <text:p>-37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2-FullIns_4.col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12" calcext:value-type="float">
            <text:p>212</text:p>
          </table:table-cell>
          <table:table-cell table:style-name="ce8" office:value-type="float" office:value="1621" calcext:value-type="float">
            <text:p>162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45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1</text:p>
          </table:table-cell>
          <table:table-cell table:style-name="ce7" office:value-type="string" calcext:value-type="string">
            <text:p>2-FullIns_4.col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12" calcext:value-type="float">
            <text:p>212</text:p>
          </table:table-cell>
          <table:table-cell table:style-name="ce8" office:value-type="float" office:value="1621" calcext:value-type="float">
            <text:p>162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63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-51" calcext:value-type="float">
            <text:p>-51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2-FullIns_4.col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12" calcext:value-type="float">
            <text:p>212</text:p>
          </table:table-cell>
          <table:table-cell table:style-name="ce8" office:value-type="float" office:value="1621" calcext:value-type="float">
            <text:p>162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1.39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49</text:p>
          </table:table-cell>
          <table:table-cell table:style-name="ce7" office:value-type="string" calcext:value-type="string">
            <text:p>3-FullIns_3.col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346" calcext:value-type="float">
            <text:p>34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4.97</text:p>
          </table:table-cell>
          <table:table-cell table:style-name="ce7" office:value-type="string" calcext:value-type="string">
            <text:p>3-FullIns_3.col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346" calcext:value-type="float">
            <text:p>34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6.23</text:p>
          </table:table-cell>
          <table:table-cell table:style-name="ce7" office:value-type="string" calcext:value-type="string">
            <text:p>3-FullIns_3.col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346" calcext:value-type="float">
            <text:p>34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/>10.75</text:p>
          </table:table-cell>
          <table:table-cell table:style-name="ce7" office:value-type="string" calcext:value-type="string">
            <text:p>3-FullIns_3.col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346" calcext:value-type="float">
            <text:p>34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/>13.12</text:p>
          </table:table-cell>
          <table:table-cell table:style-name="ce7" office:value-type="string" calcext:value-type="string">
            <text:p>3-FullIns_3.col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346" calcext:value-type="float">
            <text:p>34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5.84</text:p>
          </table:table-cell>
          <table:table-cell table:style-name="ce7" office:value-type="string" calcext:value-type="string">
            <text:p>3-FullIns_3.col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346" calcext:value-type="float">
            <text:p>34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2.46</text:p>
          </table:table-cell>
          <table:table-cell table:style-name="ce7" office:value-type="string" calcext:value-type="string">
            <text:p>3-FullIns_3.col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346" calcext:value-type="float">
            <text:p>34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5.76</text:p>
          </table:table-cell>
          <table:table-cell table:style-name="ce7" office:value-type="string" calcext:value-type="string">
            <text:p>3-FullIns_3.col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346" calcext:value-type="float">
            <text:p>34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58</text:p>
          </table:table-cell>
          <table:table-cell table:style-name="ce7" office:value-type="string" calcext:value-type="string">
            <text:p>3-FullIns_3.col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346" calcext:value-type="float">
            <text:p>34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2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81</text:p>
          </table:table-cell>
          <table:table-cell table:style-name="ce7" office:value-type="string" calcext:value-type="string">
            <text:p>3-FullIns_3.col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346" calcext:value-type="float">
            <text:p>34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2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8.17</text:p>
          </table:table-cell>
          <table:table-cell table:style-name="ce7" office:value-type="string" calcext:value-type="string">
            <text:p>4-FullIns_3.col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4" calcext:value-type="float">
            <text:p>114</text:p>
          </table:table-cell>
          <table:table-cell table:style-name="ce8" office:value-type="float" office:value="541" calcext:value-type="float">
            <text:p>54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/>26.80</text:p>
          </table:table-cell>
          <table:table-cell table:style-name="ce7" office:value-type="string" calcext:value-type="string">
            <text:p>4-FullIns_3.col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4" calcext:value-type="float">
            <text:p>114</text:p>
          </table:table-cell>
          <table:table-cell table:style-name="ce8" office:value-type="float" office:value="541" calcext:value-type="float">
            <text:p>54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/>27.14</text:p>
          </table:table-cell>
          <table:table-cell table:style-name="ce7" office:value-type="string" calcext:value-type="string">
            <text:p>4-FullIns_3.col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4" calcext:value-type="float">
            <text:p>114</text:p>
          </table:table-cell>
          <table:table-cell table:style-name="ce8" office:value-type="float" office:value="541" calcext:value-type="float">
            <text:p>54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/>16.72</text:p>
          </table:table-cell>
          <table:table-cell table:style-name="ce7" office:value-type="string" calcext:value-type="string">
            <text:p>4-FullIns_3.col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4" calcext:value-type="float">
            <text:p>114</text:p>
          </table:table-cell>
          <table:table-cell table:style-name="ce8" office:value-type="float" office:value="541" calcext:value-type="float">
            <text:p>54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/>34.79</text:p>
          </table:table-cell>
          <table:table-cell table:style-name="ce7" office:value-type="string" calcext:value-type="string">
            <text:p>4-FullIns_3.col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4" calcext:value-type="float">
            <text:p>114</text:p>
          </table:table-cell>
          <table:table-cell table:style-name="ce8" office:value-type="float" office:value="541" calcext:value-type="float">
            <text:p>54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/>18.63</text:p>
          </table:table-cell>
          <table:table-cell table:style-name="ce7" office:value-type="string" calcext:value-type="string">
            <text:p>4-FullIns_3.col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14" calcext:value-type="float">
            <text:p>114</text:p>
          </table:table-cell>
          <table:table-cell table:style-name="ce8" office:value-type="float" office:value="541" calcext:value-type="float">
            <text:p>54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3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/>20.74</text:p>
          </table:table-cell>
          <table:table-cell table:style-name="ce7" office:value-type="string" calcext:value-type="string">
            <text:p>4-FullIns_3.col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14" calcext:value-type="float">
            <text:p>114</text:p>
          </table:table-cell>
          <table:table-cell table:style-name="ce8" office:value-type="float" office:value="541" calcext:value-type="float">
            <text:p>54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2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1.98</text:p>
          </table:table-cell>
          <table:table-cell table:style-name="ce7" office:value-type="string" calcext:value-type="string">
            <text:p>4-FullIns_3.col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14" calcext:value-type="float">
            <text:p>114</text:p>
          </table:table-cell>
          <table:table-cell table:style-name="ce8" office:value-type="float" office:value="541" calcext:value-type="float">
            <text:p>54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8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/>33.62</text:p>
          </table:table-cell>
          <table:table-cell table:style-name="ce7" office:value-type="string" calcext:value-type="string">
            <text:p>4-FullIns_3.col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14" calcext:value-type="float">
            <text:p>114</text:p>
          </table:table-cell>
          <table:table-cell table:style-name="ce8" office:value-type="float" office:value="541" calcext:value-type="float">
            <text:p>54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/>66.05</text:p>
          </table:table-cell>
          <table:table-cell table:style-name="ce7" office:value-type="string" calcext:value-type="string">
            <text:p>4-FullIns_3.col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14" calcext:value-type="float">
            <text:p>114</text:p>
          </table:table-cell>
          <table:table-cell table:style-name="ce8" office:value-type="float" office:value="541" calcext:value-type="float">
            <text:p>54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3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2</text:p>
          </table:table-cell>
          <table:table-cell table:style-name="ce7" office:value-type="string" calcext:value-type="string">
            <text:p>4-Insertions_3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156" calcext:value-type="float">
            <text:p>15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13</text:p>
          </table:table-cell>
          <table:table-cell table:style-name="ce7" office:value-type="string" calcext:value-type="string">
            <text:p>4-Insertions_3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156" calcext:value-type="float">
            <text:p>15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2</text:p>
          </table:table-cell>
          <table:table-cell table:style-name="ce7" office:value-type="string" calcext:value-type="string">
            <text:p>4-Insertions_3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156" calcext:value-type="float">
            <text:p>15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3</text:p>
          </table:table-cell>
          <table:table-cell table:style-name="ce7" office:value-type="string" calcext:value-type="string">
            <text:p>4-Insertions_3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156" calcext:value-type="float">
            <text:p>15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1</text:p>
          </table:table-cell>
          <table:table-cell table:style-name="ce7" office:value-type="string" calcext:value-type="string">
            <text:p>4-Insertions_3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156" calcext:value-type="float">
            <text:p>15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23</text:p>
          </table:table-cell>
          <table:table-cell table:style-name="ce7" office:value-type="string" calcext:value-type="string">
            <text:p>4-Insertions_3.col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156" calcext:value-type="float">
            <text:p>15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5</text:p>
          </table:table-cell>
          <table:table-cell table:style-name="ce7" office:value-type="string" calcext:value-type="string">
            <text:p>4-Insertions_3.col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156" calcext:value-type="float">
            <text:p>15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17</text:p>
          </table:table-cell>
          <table:table-cell table:style-name="ce7" office:value-type="string" calcext:value-type="string">
            <text:p>4-Insertions_3.col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156" calcext:value-type="float">
            <text:p>15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6</text:p>
          </table:table-cell>
          <table:table-cell table:style-name="ce7" office:value-type="string" calcext:value-type="string">
            <text:p>4-Insertions_3.col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156" calcext:value-type="float">
            <text:p>15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2</text:p>
          </table:table-cell>
          <table:table-cell table:style-name="ce7" office:value-type="string" calcext:value-type="string">
            <text:p>4-Insertions_3.col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156" calcext:value-type="float">
            <text:p>15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/>11.23</text:p>
          </table:table-cell>
          <table:table-cell table:style-name="ce7" office:value-type="string" calcext:value-type="string">
            <text:p>5-FullIns_3.col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54" calcext:value-type="float">
            <text:p>154</text:p>
          </table:table-cell>
          <table:table-cell table:style-name="ce8" office:value-type="float" office:value="792" calcext:value-type="float">
            <text:p>79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/>29.82</text:p>
          </table:table-cell>
          <table:table-cell table:style-name="ce7" office:value-type="string" calcext:value-type="string">
            <text:p>5-FullIns_3.col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54" calcext:value-type="float">
            <text:p>154</text:p>
          </table:table-cell>
          <table:table-cell table:style-name="ce8" office:value-type="float" office:value="792" calcext:value-type="float">
            <text:p>79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2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/>63.52</text:p>
          </table:table-cell>
          <table:table-cell table:style-name="ce7" office:value-type="string" calcext:value-type="string">
            <text:p>5-FullIns_3.col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54" calcext:value-type="float">
            <text:p>154</text:p>
          </table:table-cell>
          <table:table-cell table:style-name="ce8" office:value-type="float" office:value="792" calcext:value-type="float">
            <text:p>79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6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112.23</text:p>
          </table:table-cell>
          <table:table-cell table:style-name="ce7" office:value-type="string" calcext:value-type="string">
            <text:p>5-FullIns_3.col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54" calcext:value-type="float">
            <text:p>154</text:p>
          </table:table-cell>
          <table:table-cell table:style-name="ce8" office:value-type="float" office:value="792" calcext:value-type="float">
            <text:p>79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2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274.70</text:p>
          </table:table-cell>
          <table:table-cell table:style-name="ce7" office:value-type="string" calcext:value-type="string">
            <text:p>5-FullIns_3.col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54" calcext:value-type="float">
            <text:p>154</text:p>
          </table:table-cell>
          <table:table-cell table:style-name="ce8" office:value-type="float" office:value="792" calcext:value-type="float">
            <text:p>79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/>12.33</text:p>
          </table:table-cell>
          <table:table-cell table:style-name="ce7" office:value-type="string" calcext:value-type="string">
            <text:p>5-FullIns_3.col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54" calcext:value-type="float">
            <text:p>154</text:p>
          </table:table-cell>
          <table:table-cell table:style-name="ce8" office:value-type="float" office:value="792" calcext:value-type="float">
            <text:p>79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15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/>69.19</text:p>
          </table:table-cell>
          <table:table-cell table:style-name="ce7" office:value-type="string" calcext:value-type="string">
            <text:p>5-FullIns_3.col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54" calcext:value-type="float">
            <text:p>154</text:p>
          </table:table-cell>
          <table:table-cell table:style-name="ce8" office:value-type="float" office:value="792" calcext:value-type="float">
            <text:p>79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21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108.37</text:p>
          </table:table-cell>
          <table:table-cell table:style-name="ce7" office:value-type="string" calcext:value-type="string">
            <text:p>5-FullIns_3.col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54" calcext:value-type="float">
            <text:p>154</text:p>
          </table:table-cell>
          <table:table-cell table:style-name="ce8" office:value-type="float" office:value="792" calcext:value-type="float">
            <text:p>79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11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154.38</text:p>
          </table:table-cell>
          <table:table-cell table:style-name="ce7" office:value-type="string" calcext:value-type="string">
            <text:p>5-FullIns_3.col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54" calcext:value-type="float">
            <text:p>154</text:p>
          </table:table-cell>
          <table:table-cell table:style-name="ce8" office:value-type="float" office:value="792" calcext:value-type="float">
            <text:p>79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15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172.84</text:p>
          </table:table-cell>
          <table:table-cell table:style-name="ce7" office:value-type="string" calcext:value-type="string">
            <text:p>5-FullIns_3.col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54" calcext:value-type="float">
            <text:p>154</text:p>
          </table:table-cell>
          <table:table-cell table:style-name="ce8" office:value-type="float" office:value="792" calcext:value-type="float">
            <text:p>79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49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4" calcext:value-type="float">
            <text:p>4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504" calcext:value-type="float">
            <text:p>-504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ash608GPIA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216" calcext:value-type="float">
            <text:p>1216</text:p>
          </table:table-cell>
          <table:table-cell table:style-name="ce8" office:value-type="float" office:value="7844" calcext:value-type="float">
            <text:p>7844</text:p>
          </table:table-cell>
          <table:table-cell table:style-name="ce8" office:value-type="float" office:value="-37" calcext:value-type="float">
            <text:p>-37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4" calcext:value-type="float">
            <text:p>4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512" calcext:value-type="float">
            <text:p>-512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1</text:p>
          </table:table-cell>
          <table:table-cell table:style-name="ce7" office:value-type="string" calcext:value-type="string">
            <text:p>ash608GPIA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216" calcext:value-type="float">
            <text:p>1216</text:p>
          </table:table-cell>
          <table:table-cell table:style-name="ce8" office:value-type="float" office:value="7844" calcext:value-type="float">
            <text:p>7844</text:p>
          </table:table-cell>
          <table:table-cell table:style-name="ce8" office:value-type="float" office:value="-48" calcext:value-type="float">
            <text:p>-48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4" calcext:value-type="float">
            <text:p>4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498" calcext:value-type="float">
            <text:p>-498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2</text:p>
          </table:table-cell>
          <table:table-cell table:style-name="ce7" office:value-type="string" calcext:value-type="string">
            <text:p>ash608GPIA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216" calcext:value-type="float">
            <text:p>1216</text:p>
          </table:table-cell>
          <table:table-cell table:style-name="ce8" office:value-type="float" office:value="7844" calcext:value-type="float">
            <text:p>7844</text:p>
          </table:table-cell>
          <table:table-cell table:style-name="ce8" office:value-type="float" office:value="-49" calcext:value-type="float">
            <text:p>-49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4" calcext:value-type="float">
            <text:p>4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473" calcext:value-type="float">
            <text:p>-473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3</text:p>
          </table:table-cell>
          <table:table-cell table:style-name="ce7" office:value-type="string" calcext:value-type="string">
            <text:p>ash608GPIA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216" calcext:value-type="float">
            <text:p>1216</text:p>
          </table:table-cell>
          <table:table-cell table:style-name="ce8" office:value-type="float" office:value="7844" calcext:value-type="float">
            <text:p>7844</text:p>
          </table:table-cell>
          <table:table-cell table:style-name="ce8" office:value-type="float" office:value="-49" calcext:value-type="float">
            <text:p>-49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4" calcext:value-type="float">
            <text:p>4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488" calcext:value-type="float">
            <text:p>-488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2</text:p>
          </table:table-cell>
          <table:table-cell table:style-name="ce7" office:value-type="string" calcext:value-type="string">
            <text:p>ash608GPIA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216" calcext:value-type="float">
            <text:p>1216</text:p>
          </table:table-cell>
          <table:table-cell table:style-name="ce8" office:value-type="float" office:value="7844" calcext:value-type="float">
            <text:p>7844</text:p>
          </table:table-cell>
          <table:table-cell table:style-name="ce8" office:value-type="float" office:value="-49" calcext:value-type="float">
            <text:p>-49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3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4" calcext:value-type="float">
            <text:p>4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503" calcext:value-type="float">
            <text:p>-503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2</text:p>
          </table:table-cell>
          <table:table-cell table:style-name="ce7" office:value-type="string" calcext:value-type="string">
            <text:p>ash608GPIA.col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216" calcext:value-type="float">
            <text:p>1216</text:p>
          </table:table-cell>
          <table:table-cell table:style-name="ce8" office:value-type="float" office:value="7844" calcext:value-type="float">
            <text:p>7844</text:p>
          </table:table-cell>
          <table:table-cell table:style-name="ce8" office:value-type="float" office:value="-292" calcext:value-type="float">
            <text:p>-292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4" calcext:value-type="float">
            <text:p>4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501" calcext:value-type="float">
            <text:p>-501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2</text:p>
          </table:table-cell>
          <table:table-cell table:style-name="ce7" office:value-type="string" calcext:value-type="string">
            <text:p>ash608GPIA.col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216" calcext:value-type="float">
            <text:p>1216</text:p>
          </table:table-cell>
          <table:table-cell table:style-name="ce8" office:value-type="float" office:value="7844" calcext:value-type="float">
            <text:p>7844</text:p>
          </table:table-cell>
          <table:table-cell table:style-name="ce8" office:value-type="float" office:value="-282" calcext:value-type="float">
            <text:p>-282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4" calcext:value-type="float">
            <text:p>4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489" calcext:value-type="float">
            <text:p>-489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1</text:p>
          </table:table-cell>
          <table:table-cell table:style-name="ce7" office:value-type="string" calcext:value-type="string">
            <text:p>ash608GPIA.col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216" calcext:value-type="float">
            <text:p>1216</text:p>
          </table:table-cell>
          <table:table-cell table:style-name="ce8" office:value-type="float" office:value="7844" calcext:value-type="float">
            <text:p>7844</text:p>
          </table:table-cell>
          <table:table-cell table:style-name="ce8" office:value-type="float" office:value="-256" calcext:value-type="float">
            <text:p>-256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4" calcext:value-type="float">
            <text:p>4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465" calcext:value-type="float">
            <text:p>-465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1</text:p>
          </table:table-cell>
          <table:table-cell table:style-name="ce7" office:value-type="string" calcext:value-type="string">
            <text:p>ash608GPIA.col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216" calcext:value-type="float">
            <text:p>1216</text:p>
          </table:table-cell>
          <table:table-cell table:style-name="ce8" office:value-type="float" office:value="7844" calcext:value-type="float">
            <text:p>7844</text:p>
          </table:table-cell>
          <table:table-cell table:style-name="ce8" office:value-type="float" office:value="-269" calcext:value-type="float">
            <text:p>-269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4" calcext:value-type="float">
            <text:p>4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488" calcext:value-type="float">
            <text:p>-488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ash608GPIA.col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216" calcext:value-type="float">
            <text:p>1216</text:p>
          </table:table-cell>
          <table:table-cell table:style-name="ce8" office:value-type="float" office:value="7844" calcext:value-type="float">
            <text:p>7844</text:p>
          </table:table-cell>
          <table:table-cell table:style-name="ce8" office:value-type="float" office:value="-257" calcext:value-type="float">
            <text:p>-257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0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4" calcext:value-type="float">
            <text:p>4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916" calcext:value-type="float">
            <text:p>-916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7</text:p>
          </table:table-cell>
          <table:table-cell table:style-name="ce7" office:value-type="string" calcext:value-type="string">
            <text:p>ash958GPIA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916" calcext:value-type="float">
            <text:p>1916</text:p>
          </table:table-cell>
          <table:table-cell table:style-name="ce8" office:value-type="float" office:value="12506" calcext:value-type="float">
            <text:p>12506</text:p>
          </table:table-cell>
          <table:table-cell table:style-name="ce8" office:value-type="float" office:value="-105" calcext:value-type="float">
            <text:p>-105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0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4" calcext:value-type="float">
            <text:p>4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906" calcext:value-type="float">
            <text:p>-906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ash958GPIA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916" calcext:value-type="float">
            <text:p>1916</text:p>
          </table:table-cell>
          <table:table-cell table:style-name="ce8" office:value-type="float" office:value="12506" calcext:value-type="float">
            <text:p>12506</text:p>
          </table:table-cell>
          <table:table-cell table:style-name="ce8" office:value-type="float" office:value="-104" calcext:value-type="float">
            <text:p>-104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3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4" calcext:value-type="float">
            <text:p>4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943" calcext:value-type="float">
            <text:p>-943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6</text:p>
          </table:table-cell>
          <table:table-cell table:style-name="ce7" office:value-type="string" calcext:value-type="string">
            <text:p>ash958GPIA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916" calcext:value-type="float">
            <text:p>1916</text:p>
          </table:table-cell>
          <table:table-cell table:style-name="ce8" office:value-type="float" office:value="12506" calcext:value-type="float">
            <text:p>12506</text:p>
          </table:table-cell>
          <table:table-cell table:style-name="ce8" office:value-type="float" office:value="-89" calcext:value-type="float">
            <text:p>-89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4" calcext:value-type="float">
            <text:p>4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869" calcext:value-type="float">
            <text:p>-869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3</text:p>
          </table:table-cell>
          <table:table-cell table:style-name="ce7" office:value-type="string" calcext:value-type="string">
            <text:p>ash958GPIA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916" calcext:value-type="float">
            <text:p>1916</text:p>
          </table:table-cell>
          <table:table-cell table:style-name="ce8" office:value-type="float" office:value="12506" calcext:value-type="float">
            <text:p>12506</text:p>
          </table:table-cell>
          <table:table-cell table:style-name="ce8" office:value-type="float" office:value="-104" calcext:value-type="float">
            <text:p>-104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4" calcext:value-type="float">
            <text:p>4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898" calcext:value-type="float">
            <text:p>-898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ash958GPIA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916" calcext:value-type="float">
            <text:p>1916</text:p>
          </table:table-cell>
          <table:table-cell table:style-name="ce8" office:value-type="float" office:value="12506" calcext:value-type="float">
            <text:p>12506</text:p>
          </table:table-cell>
          <table:table-cell table:style-name="ce8" office:value-type="float" office:value="-112" calcext:value-type="float">
            <text:p>-112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4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4" calcext:value-type="float">
            <text:p>4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942" calcext:value-type="float">
            <text:p>-942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2</text:p>
          </table:table-cell>
          <table:table-cell table:style-name="ce7" office:value-type="string" calcext:value-type="string">
            <text:p>ash958GPIA.col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916" calcext:value-type="float">
            <text:p>1916</text:p>
          </table:table-cell>
          <table:table-cell table:style-name="ce8" office:value-type="float" office:value="12506" calcext:value-type="float">
            <text:p>12506</text:p>
          </table:table-cell>
          <table:table-cell table:style-name="ce8" office:value-type="float" office:value="-527" calcext:value-type="float">
            <text:p>-527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0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4" calcext:value-type="float">
            <text:p>4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914" calcext:value-type="float">
            <text:p>-914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4</text:p>
          </table:table-cell>
          <table:table-cell table:style-name="ce7" office:value-type="string" calcext:value-type="string">
            <text:p>ash958GPIA.col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916" calcext:value-type="float">
            <text:p>1916</text:p>
          </table:table-cell>
          <table:table-cell table:style-name="ce8" office:value-type="float" office:value="12506" calcext:value-type="float">
            <text:p>12506</text:p>
          </table:table-cell>
          <table:table-cell table:style-name="ce8" office:value-type="float" office:value="-524" calcext:value-type="float">
            <text:p>-524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3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4" calcext:value-type="float">
            <text:p>4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902" calcext:value-type="float">
            <text:p>-902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2</text:p>
          </table:table-cell>
          <table:table-cell table:style-name="ce7" office:value-type="string" calcext:value-type="string">
            <text:p>ash958GPIA.col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916" calcext:value-type="float">
            <text:p>1916</text:p>
          </table:table-cell>
          <table:table-cell table:style-name="ce8" office:value-type="float" office:value="12506" calcext:value-type="float">
            <text:p>12506</text:p>
          </table:table-cell>
          <table:table-cell table:style-name="ce8" office:value-type="float" office:value="-531" calcext:value-type="float">
            <text:p>-531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4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4" calcext:value-type="float">
            <text:p>4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903" calcext:value-type="float">
            <text:p>-903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2</text:p>
          </table:table-cell>
          <table:table-cell table:style-name="ce7" office:value-type="string" calcext:value-type="string">
            <text:p>ash958GPIA.col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916" calcext:value-type="float">
            <text:p>1916</text:p>
          </table:table-cell>
          <table:table-cell table:style-name="ce8" office:value-type="float" office:value="12506" calcext:value-type="float">
            <text:p>12506</text:p>
          </table:table-cell>
          <table:table-cell table:style-name="ce8" office:value-type="float" office:value="-546" calcext:value-type="float">
            <text:p>-546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4" calcext:value-type="float">
            <text:p>4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931" calcext:value-type="float">
            <text:p>-931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4</text:p>
          </table:table-cell>
          <table:table-cell table:style-name="ce7" office:value-type="string" calcext:value-type="string">
            <text:p>ash958GPIA.col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916" calcext:value-type="float">
            <text:p>1916</text:p>
          </table:table-cell>
          <table:table-cell table:style-name="ce8" office:value-type="float" office:value="12506" calcext:value-type="float">
            <text:p>12506</text:p>
          </table:table-cell>
          <table:table-cell table:style-name="ce8" office:value-type="float" office:value="-538" calcext:value-type="float">
            <text:p>-538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4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5" calcext:value-type="float">
            <text:p>15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219" calcext:value-type="float">
            <text:p>-219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1</text:p>
          </table:table-cell>
          <table:table-cell table:style-name="ce7" office:value-type="string" calcext:value-type="string">
            <text:p>le450_15a.col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450" calcext:value-type="float">
            <text:p>450</text:p>
          </table:table-cell>
          <table:table-cell table:style-name="ce8" office:value-type="float" office:value="8168" calcext:value-type="float">
            <text:p>8168</text:p>
          </table:table-cell>
          <table:table-cell table:style-name="ce8" office:value-type="float" office:value="-18" calcext:value-type="float">
            <text:p>-18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5" calcext:value-type="float">
            <text:p>15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218" calcext:value-type="float">
            <text:p>-218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1</text:p>
          </table:table-cell>
          <table:table-cell table:style-name="ce7" office:value-type="string" calcext:value-type="string">
            <text:p>le450_15a.col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450" calcext:value-type="float">
            <text:p>450</text:p>
          </table:table-cell>
          <table:table-cell table:style-name="ce8" office:value-type="float" office:value="8168" calcext:value-type="float">
            <text:p>8168</text:p>
          </table:table-cell>
          <table:table-cell table:style-name="ce8" office:value-type="float" office:value="-18" calcext:value-type="float">
            <text:p>-18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5" calcext:value-type="float">
            <text:p>15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217" calcext:value-type="float">
            <text:p>-217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3</text:p>
          </table:table-cell>
          <table:table-cell table:style-name="ce7" office:value-type="string" calcext:value-type="string">
            <text:p>le450_15a.col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450" calcext:value-type="float">
            <text:p>450</text:p>
          </table:table-cell>
          <table:table-cell table:style-name="ce8" office:value-type="float" office:value="8168" calcext:value-type="float">
            <text:p>8168</text:p>
          </table:table-cell>
          <table:table-cell table:style-name="ce8" office:value-type="float" office:value="-18" calcext:value-type="float">
            <text:p>-18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5" calcext:value-type="float">
            <text:p>15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203" calcext:value-type="float">
            <text:p>-203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4</text:p>
          </table:table-cell>
          <table:table-cell table:style-name="ce7" office:value-type="string" calcext:value-type="string">
            <text:p>le450_15a.col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450" calcext:value-type="float">
            <text:p>450</text:p>
          </table:table-cell>
          <table:table-cell table:style-name="ce8" office:value-type="float" office:value="8168" calcext:value-type="float">
            <text:p>8168</text:p>
          </table:table-cell>
          <table:table-cell table:style-name="ce8" office:value-type="float" office:value="-17" calcext:value-type="float">
            <text:p>-17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5" calcext:value-type="float">
            <text:p>15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221" calcext:value-type="float">
            <text:p>-221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4</text:p>
          </table:table-cell>
          <table:table-cell table:style-name="ce7" office:value-type="string" calcext:value-type="string">
            <text:p>le450_15a.col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450" calcext:value-type="float">
            <text:p>450</text:p>
          </table:table-cell>
          <table:table-cell table:style-name="ce8" office:value-type="float" office:value="8168" calcext:value-type="float">
            <text:p>8168</text:p>
          </table:table-cell>
          <table:table-cell table:style-name="ce8" office:value-type="float" office:value="-17" calcext:value-type="float">
            <text:p>-17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5" calcext:value-type="float">
            <text:p>15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216" calcext:value-type="float">
            <text:p>-216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1</text:p>
          </table:table-cell>
          <table:table-cell table:style-name="ce7" office:value-type="string" calcext:value-type="string">
            <text:p>le450_15a.col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450" calcext:value-type="float">
            <text:p>450</text:p>
          </table:table-cell>
          <table:table-cell table:style-name="ce8" office:value-type="float" office:value="8168" calcext:value-type="float">
            <text:p>8168</text:p>
          </table:table-cell>
          <table:table-cell table:style-name="ce8" office:value-type="float" office:value="-43" calcext:value-type="float">
            <text:p>-43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5" calcext:value-type="float">
            <text:p>15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218" calcext:value-type="float">
            <text:p>-218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1</text:p>
          </table:table-cell>
          <table:table-cell table:style-name="ce7" office:value-type="string" calcext:value-type="string">
            <text:p>le450_15a.col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450" calcext:value-type="float">
            <text:p>450</text:p>
          </table:table-cell>
          <table:table-cell table:style-name="ce8" office:value-type="float" office:value="8168" calcext:value-type="float">
            <text:p>8168</text:p>
          </table:table-cell>
          <table:table-cell table:style-name="ce8" office:value-type="float" office:value="-45" calcext:value-type="float">
            <text:p>-45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5" calcext:value-type="float">
            <text:p>15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212" calcext:value-type="float">
            <text:p>-212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2</text:p>
          </table:table-cell>
          <table:table-cell table:style-name="ce7" office:value-type="string" calcext:value-type="string">
            <text:p>le450_15a.col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450" calcext:value-type="float">
            <text:p>450</text:p>
          </table:table-cell>
          <table:table-cell table:style-name="ce8" office:value-type="float" office:value="8168" calcext:value-type="float">
            <text:p>8168</text:p>
          </table:table-cell>
          <table:table-cell table:style-name="ce8" office:value-type="float" office:value="-43" calcext:value-type="float">
            <text:p>-43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5" calcext:value-type="float">
            <text:p>15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223" calcext:value-type="float">
            <text:p>-223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3</text:p>
          </table:table-cell>
          <table:table-cell table:style-name="ce7" office:value-type="string" calcext:value-type="string">
            <text:p>le450_15a.col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450" calcext:value-type="float">
            <text:p>450</text:p>
          </table:table-cell>
          <table:table-cell table:style-name="ce8" office:value-type="float" office:value="8168" calcext:value-type="float">
            <text:p>8168</text:p>
          </table:table-cell>
          <table:table-cell table:style-name="ce8" office:value-type="float" office:value="-42" calcext:value-type="float">
            <text:p>-42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5" calcext:value-type="float">
            <text:p>15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212" calcext:value-type="float">
            <text:p>-212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4</text:p>
          </table:table-cell>
          <table:table-cell table:style-name="ce7" office:value-type="string" calcext:value-type="string">
            <text:p>le450_15a.col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450" calcext:value-type="float">
            <text:p>450</text:p>
          </table:table-cell>
          <table:table-cell table:style-name="ce8" office:value-type="float" office:value="8168" calcext:value-type="float">
            <text:p>8168</text:p>
          </table:table-cell>
          <table:table-cell table:style-name="ce8" office:value-type="float" office:value="-45" calcext:value-type="float">
            <text:p>-45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1</text:p>
          </table:table-cell>
          <table:table-cell table:style-name="ce7" office:value-type="string" calcext:value-type="string">
            <text:p>mug100_1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2</text:p>
          </table:table-cell>
          <table:table-cell table:style-name="ce7" office:value-type="string" calcext:value-type="string">
            <text:p>mug100_1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3</text:p>
          </table:table-cell>
          <table:table-cell table:style-name="ce7" office:value-type="string" calcext:value-type="string">
            <text:p>mug100_1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3</text:p>
          </table:table-cell>
          <table:table-cell table:style-name="ce7" office:value-type="string" calcext:value-type="string">
            <text:p>mug100_1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3</text:p>
          </table:table-cell>
          <table:table-cell table:style-name="ce7" office:value-type="string" calcext:value-type="string">
            <text:p>mug100_1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2</text:p>
          </table:table-cell>
          <table:table-cell table:style-name="ce7" office:value-type="string" calcext:value-type="string">
            <text:p>mug100_1.col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2</text:p>
          </table:table-cell>
          <table:table-cell table:style-name="ce7" office:value-type="string" calcext:value-type="string">
            <text:p>mug100_1.col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3</text:p>
          </table:table-cell>
          <table:table-cell table:style-name="ce7" office:value-type="string" calcext:value-type="string">
            <text:p>mug100_1.col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4</text:p>
          </table:table-cell>
          <table:table-cell table:style-name="ce7" office:value-type="string" calcext:value-type="string">
            <text:p>mug100_1.col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9</text:p>
          </table:table-cell>
          <table:table-cell table:style-name="ce7" office:value-type="string" calcext:value-type="string">
            <text:p>mug100_1.col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7</text:p>
          </table:table-cell>
          <table:table-cell table:style-name="ce7" office:value-type="string" calcext:value-type="string">
            <text:p>mug100_25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7</text:p>
          </table:table-cell>
          <table:table-cell table:style-name="ce7" office:value-type="string" calcext:value-type="string">
            <text:p>mug100_25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0</text:p>
          </table:table-cell>
          <table:table-cell table:style-name="ce7" office:value-type="string" calcext:value-type="string">
            <text:p>mug100_25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3</text:p>
          </table:table-cell>
          <table:table-cell table:style-name="ce7" office:value-type="string" calcext:value-type="string">
            <text:p>mug100_25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0</text:p>
          </table:table-cell>
          <table:table-cell table:style-name="ce7" office:value-type="string" calcext:value-type="string">
            <text:p>mug100_25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1</text:p>
          </table:table-cell>
          <table:table-cell table:style-name="ce7" office:value-type="string" calcext:value-type="string">
            <text:p>mug100_25.col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0</text:p>
          </table:table-cell>
          <table:table-cell table:style-name="ce7" office:value-type="string" calcext:value-type="string">
            <text:p>mug100_25.col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0</text:p>
          </table:table-cell>
          <table:table-cell table:style-name="ce7" office:value-type="string" calcext:value-type="string">
            <text:p>mug100_25.col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0</text:p>
          </table:table-cell>
          <table:table-cell table:style-name="ce7" office:value-type="string" calcext:value-type="string">
            <text:p>mug100_25.col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1</text:p>
          </table:table-cell>
          <table:table-cell table:style-name="ce7" office:value-type="string" calcext:value-type="string">
            <text:p>mug100_25.col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myciel6.col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755" calcext:value-type="float">
            <text:p>75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myciel6.col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755" calcext:value-type="float">
            <text:p>75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-19" calcext:value-type="float">
            <text:p>-19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myciel6.col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755" calcext:value-type="float">
            <text:p>75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myciel6.col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755" calcext:value-type="float">
            <text:p>75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-19" calcext:value-type="float">
            <text:p>-19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myciel6.col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755" calcext:value-type="float">
            <text:p>75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myciel6.col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755" calcext:value-type="float">
            <text:p>75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-18" calcext:value-type="float">
            <text:p>-18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myciel6.col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755" calcext:value-type="float">
            <text:p>75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-18" calcext:value-type="float">
            <text:p>-18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myciel6.col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755" calcext:value-type="float">
            <text:p>75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2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myciel6.col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755" calcext:value-type="float">
            <text:p>75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myciel6.col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755" calcext:value-type="float">
            <text:p>75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2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4" calcext:value-type="float">
            <text:p>14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798" calcext:value-type="float">
            <text:p>-798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1</text:p>
          </table:table-cell>
          <table:table-cell table:style-name="ce7" office:value-type="string" calcext:value-type="string">
            <text:p>school1_nsh.col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52" calcext:value-type="float">
            <text:p>352</text:p>
          </table:table-cell>
          <table:table-cell table:style-name="ce8" office:value-type="float" office:value="14612" calcext:value-type="float">
            <text:p>14612</text:p>
          </table:table-cell>
          <table:table-cell table:style-name="ce8" office:value-type="float" office:value="-664" calcext:value-type="float">
            <text:p>-664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4" calcext:value-type="float">
            <text:p>14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810" calcext:value-type="float">
            <text:p>-810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2</text:p>
          </table:table-cell>
          <table:table-cell table:style-name="ce7" office:value-type="string" calcext:value-type="string">
            <text:p>school1_nsh.col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52" calcext:value-type="float">
            <text:p>352</text:p>
          </table:table-cell>
          <table:table-cell table:style-name="ce8" office:value-type="float" office:value="14612" calcext:value-type="float">
            <text:p>14612</text:p>
          </table:table-cell>
          <table:table-cell table:style-name="ce8" office:value-type="float" office:value="-661" calcext:value-type="float">
            <text:p>-661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0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4" calcext:value-type="float">
            <text:p>14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794" calcext:value-type="float">
            <text:p>-794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3</text:p>
          </table:table-cell>
          <table:table-cell table:style-name="ce7" office:value-type="string" calcext:value-type="string">
            <text:p>school1_nsh.col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52" calcext:value-type="float">
            <text:p>352</text:p>
          </table:table-cell>
          <table:table-cell table:style-name="ce8" office:value-type="float" office:value="14612" calcext:value-type="float">
            <text:p>14612</text:p>
          </table:table-cell>
          <table:table-cell table:style-name="ce8" office:value-type="float" office:value="-669" calcext:value-type="float">
            <text:p>-669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4" calcext:value-type="float">
            <text:p>14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810" calcext:value-type="float">
            <text:p>-810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2</text:p>
          </table:table-cell>
          <table:table-cell table:style-name="ce7" office:value-type="string" calcext:value-type="string">
            <text:p>school1_nsh.col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52" calcext:value-type="float">
            <text:p>352</text:p>
          </table:table-cell>
          <table:table-cell table:style-name="ce8" office:value-type="float" office:value="14612" calcext:value-type="float">
            <text:p>14612</text:p>
          </table:table-cell>
          <table:table-cell table:style-name="ce8" office:value-type="float" office:value="-674" calcext:value-type="float">
            <text:p>-674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4" calcext:value-type="float">
            <text:p>14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807" calcext:value-type="float">
            <text:p>-807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school1_nsh.col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52" calcext:value-type="float">
            <text:p>352</text:p>
          </table:table-cell>
          <table:table-cell table:style-name="ce8" office:value-type="float" office:value="14612" calcext:value-type="float">
            <text:p>14612</text:p>
          </table:table-cell>
          <table:table-cell table:style-name="ce8" office:value-type="float" office:value="-673" calcext:value-type="float">
            <text:p>-673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4" calcext:value-type="float">
            <text:p>14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804" calcext:value-type="float">
            <text:p>-804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3</text:p>
          </table:table-cell>
          <table:table-cell table:style-name="ce7" office:value-type="string" calcext:value-type="string">
            <text:p>school1_nsh.col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352" calcext:value-type="float">
            <text:p>352</text:p>
          </table:table-cell>
          <table:table-cell table:style-name="ce8" office:value-type="float" office:value="14612" calcext:value-type="float">
            <text:p>14612</text:p>
          </table:table-cell>
          <table:table-cell table:style-name="ce8" office:value-type="float" office:value="-750" calcext:value-type="float">
            <text:p>-750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4" calcext:value-type="float">
            <text:p>14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789" calcext:value-type="float">
            <text:p>-789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2</text:p>
          </table:table-cell>
          <table:table-cell table:style-name="ce7" office:value-type="string" calcext:value-type="string">
            <text:p>school1_nsh.col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352" calcext:value-type="float">
            <text:p>352</text:p>
          </table:table-cell>
          <table:table-cell table:style-name="ce8" office:value-type="float" office:value="14612" calcext:value-type="float">
            <text:p>14612</text:p>
          </table:table-cell>
          <table:table-cell table:style-name="ce8" office:value-type="float" office:value="-759" calcext:value-type="float">
            <text:p>-759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4" calcext:value-type="float">
            <text:p>14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806" calcext:value-type="float">
            <text:p>-806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3</text:p>
          </table:table-cell>
          <table:table-cell table:style-name="ce7" office:value-type="string" calcext:value-type="string">
            <text:p>school1_nsh.col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352" calcext:value-type="float">
            <text:p>352</text:p>
          </table:table-cell>
          <table:table-cell table:style-name="ce8" office:value-type="float" office:value="14612" calcext:value-type="float">
            <text:p>14612</text:p>
          </table:table-cell>
          <table:table-cell table:style-name="ce8" office:value-type="float" office:value="-755" calcext:value-type="float">
            <text:p>-755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4" calcext:value-type="float">
            <text:p>14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814" calcext:value-type="float">
            <text:p>-814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5</text:p>
          </table:table-cell>
          <table:table-cell table:style-name="ce7" office:value-type="string" calcext:value-type="string">
            <text:p>school1_nsh.col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352" calcext:value-type="float">
            <text:p>352</text:p>
          </table:table-cell>
          <table:table-cell table:style-name="ce8" office:value-type="float" office:value="14612" calcext:value-type="float">
            <text:p>14612</text:p>
          </table:table-cell>
          <table:table-cell table:style-name="ce8" office:value-type="float" office:value="-748" calcext:value-type="float">
            <text:p>-748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4" calcext:value-type="float">
            <text:p>14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796" calcext:value-type="float">
            <text:p>-796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4</text:p>
          </table:table-cell>
          <table:table-cell table:style-name="ce7" office:value-type="string" calcext:value-type="string">
            <text:p>school1_nsh.col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352" calcext:value-type="float">
            <text:p>352</text:p>
          </table:table-cell>
          <table:table-cell table:style-name="ce8" office:value-type="float" office:value="14612" calcext:value-type="float">
            <text:p>14612</text:p>
          </table:table-cell>
          <table:table-cell table:style-name="ce8" office:value-type="float" office:value="-756" calcext:value-type="float">
            <text:p>-756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0" calcext:value-type="float">
            <text:p>50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-245" calcext:value-type="float">
            <text:p>-245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27</text:p>
          </table:table-cell>
          <table:table-cell table:style-name="ce7" office:value-type="string" calcext:value-type="string">
            <text:p>wap05a.col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905" calcext:value-type="float">
            <text:p>905</text:p>
          </table:table-cell>
          <table:table-cell table:style-name="ce8" office:value-type="float" office:value="43081" calcext:value-type="float">
            <text:p>4308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169.82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0" calcext:value-type="float">
            <text:p>50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-256" calcext:value-type="float">
            <text:p>-256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27</text:p>
          </table:table-cell>
          <table:table-cell table:style-name="ce7" office:value-type="string" calcext:value-type="string">
            <text:p>wap05a.col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905" calcext:value-type="float">
            <text:p>905</text:p>
          </table:table-cell>
          <table:table-cell table:style-name="ce8" office:value-type="float" office:value="43081" calcext:value-type="float">
            <text:p>4308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480.48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0" calcext:value-type="float">
            <text:p>50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-261" calcext:value-type="float">
            <text:p>-261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42</text:p>
          </table:table-cell>
          <table:table-cell table:style-name="ce7" office:value-type="string" calcext:value-type="string">
            <text:p>wap05a.col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905" calcext:value-type="float">
            <text:p>905</text:p>
          </table:table-cell>
          <table:table-cell table:style-name="ce8" office:value-type="float" office:value="43081" calcext:value-type="float">
            <text:p>4308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765.91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0" calcext:value-type="float">
            <text:p>50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-264" calcext:value-type="float">
            <text:p>-264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15</text:p>
          </table:table-cell>
          <table:table-cell table:style-name="ce7" office:value-type="string" calcext:value-type="string">
            <text:p>wap05a.col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905" calcext:value-type="float">
            <text:p>905</text:p>
          </table:table-cell>
          <table:table-cell table:style-name="ce8" office:value-type="float" office:value="43081" calcext:value-type="float">
            <text:p>4308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844.50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0" calcext:value-type="float">
            <text:p>50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-266" calcext:value-type="float">
            <text:p>-266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43</text:p>
          </table:table-cell>
          <table:table-cell table:style-name="ce7" office:value-type="string" calcext:value-type="string">
            <text:p>wap05a.col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905" calcext:value-type="float">
            <text:p>905</text:p>
          </table:table-cell>
          <table:table-cell table:style-name="ce8" office:value-type="float" office:value="43081" calcext:value-type="float">
            <text:p>43081</text:p>
          </table:table-cell>
          <table:table-cell table:style-name="ce8" office:value-type="float" office:value="-1" calcext:value-type="float">
            <text:p>-1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14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0" calcext:value-type="float">
            <text:p>50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-256" calcext:value-type="float">
            <text:p>-256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2</text:p>
          </table:table-cell>
          <table:table-cell table:style-name="ce7" office:value-type="string" calcext:value-type="string">
            <text:p>wap05a.col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905" calcext:value-type="float">
            <text:p>905</text:p>
          </table:table-cell>
          <table:table-cell table:style-name="ce8" office:value-type="float" office:value="43081" calcext:value-type="float">
            <text:p>43081</text:p>
          </table:table-cell>
          <table:table-cell table:style-name="ce8" office:value-type="float" office:value="-1" calcext:value-type="float">
            <text:p>-1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25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0" calcext:value-type="float">
            <text:p>50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-246" calcext:value-type="float">
            <text:p>-246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10</text:p>
          </table:table-cell>
          <table:table-cell table:style-name="ce7" office:value-type="string" calcext:value-type="string">
            <text:p>wap05a.col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905" calcext:value-type="float">
            <text:p>905</text:p>
          </table:table-cell>
          <table:table-cell table:style-name="ce8" office:value-type="float" office:value="43081" calcext:value-type="float">
            <text:p>43081</text:p>
          </table:table-cell>
          <table:table-cell table:style-name="ce8" office:value-type="float" office:value="-1" calcext:value-type="float">
            <text:p>-1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15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0" calcext:value-type="float">
            <text:p>50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-257" calcext:value-type="float">
            <text:p>-257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8</text:p>
          </table:table-cell>
          <table:table-cell table:style-name="ce7" office:value-type="string" calcext:value-type="string">
            <text:p>wap05a.col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905" calcext:value-type="float">
            <text:p>905</text:p>
          </table:table-cell>
          <table:table-cell table:style-name="ce8" office:value-type="float" office:value="43081" calcext:value-type="float">
            <text:p>43081</text:p>
          </table:table-cell>
          <table:table-cell table:style-name="ce8" office:value-type="float" office:value="-1" calcext:value-type="float">
            <text:p>-1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17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0" calcext:value-type="float">
            <text:p>50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-246" calcext:value-type="float">
            <text:p>-246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5</text:p>
          </table:table-cell>
          <table:table-cell table:style-name="ce7" office:value-type="string" calcext:value-type="string">
            <text:p>wap05a.col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905" calcext:value-type="float">
            <text:p>905</text:p>
          </table:table-cell>
          <table:table-cell table:style-name="ce8" office:value-type="float" office:value="43081" calcext:value-type="float">
            <text:p>4308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855.40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0" calcext:value-type="float">
            <text:p>50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-260" calcext:value-type="float">
            <text:p>-260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1</text:p>
          </table:table-cell>
          <table:table-cell table:style-name="ce7" office:value-type="string" calcext:value-type="string">
            <text:p>wap05a.col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905" calcext:value-type="float">
            <text:p>905</text:p>
          </table:table-cell>
          <table:table-cell table:style-name="ce8" office:value-type="float" office:value="43081" calcext:value-type="float">
            <text:p>43081</text:p>
          </table:table-cell>
          <table:table-cell table:style-name="ce8" office:value-type="float" office:value="-1" calcext:value-type="float">
            <text:p>-1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20</text:p>
          </table:table-cell>
        </table:table-row>
        <table:table-row table:style-name="ro1" table:number-rows-repeated="1048358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  <table:database-ranges>
        <table:database-range table:name="__Anonymous_Sheet_DB__2" table:target-range-address="'15min-nrpa-grupo1-dec-bruto'.A18:'15min-nrpa-grupo1-dec-bruto'.H149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15min-nrpa-g1-bruto'.I78:'15min-nrpa-g1-bruto'.P2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0129" number:language="en" number:country="US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7">00/00/0000</text:date>, <text:time style:data-style-name="N2" text:time-value="09:13:56.87943457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07T12:50:00.802906089</dc:date>
    <meta:editing-duration>PT4H16S</meta:editing-duration>
    <meta:editing-cycles>6</meta:editing-cycles>
    <meta:generator>LibreOffice/24.2.5.2$Linux_X86_64 LibreOffice_project/420$Build-2</meta:generator>
    <meta:document-statistic meta:table-count="4" meta:cell-count="5529" meta:object-count="0"/>
  </office:meta>
</office:document-meta>
</file>